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c34cbc">1. はじめに</text:a></text:p>
          <text:p text:style-name="Contents_20_1"><text:a xlink:type="simple" xlink:href="#org98b982c">2. 基本設定</text:a></text:p>
          <text:p text:style-name="Contents_20_2"><text:a xlink:type="simple" xlink:href="#orgacf5c1f">2.1. init.el のヘッダ</text:a></text:p>
          <text:p text:style-name="Contents_20_2"><text:a xlink:type="simple" xlink:href="#org45b8430">2.2. init ファイルの読み込み時間計測</text:a></text:p>
          <text:p text:style-name="Contents_20_2"><text:a xlink:type="simple" xlink:href="#org3d6d730">2.3. 起動時間の計測</text:a></text:p>
          <text:p text:style-name="Contents_20_2"><text:a xlink:type="simple" xlink:href="#orgc6875f7">2.4. GCサイズの最適化</text:a></text:p>
          <text:p text:style-name="Contents_20_2"><text:a xlink:type="simple" xlink:href="#org896b4ff">2.5. [exec-path-from-shell] PATH設定をシェルから継承する</text:a></text:p>
          <text:p text:style-name="Contents_20_2"><text:a xlink:type="simple" xlink:href="#org541356c">2.6. cl を使う</text:a></text:p>
          <text:p text:style-name="Contents_20_2"><text:a xlink:type="simple" xlink:href="#orgc62d156">2.7. [load-package-p] 設定の読み込みフラグを確認する</text:a></text:p>
          <text:p text:style-name="Contents_20_2"><text:a xlink:type="simple" xlink:href="#orgc786bb0">2.8. リストで関数を渡す autoload-if-found を使う</text:a></text:p>
          <text:p text:style-name="Contents_20_2"><text:a xlink:type="simple" xlink:href="#org0340ed7">2.9. [eval-after-autoload-if-found] 複数関数を対象とする遅延読み込み</text:a></text:p>
          <text:p text:style-name="Contents_20_3"><text:a xlink:type="simple" xlink:href="#orgf10d5a0">2.9.1. 関数版</text:a></text:p>
          <text:p text:style-name="Contents_20_3"><text:a xlink:type="simple" xlink:href="#org5fc4251">2.9.2. マクロ版</text:a></text:p>
          <text:p text:style-name="Contents_20_2"><text:a xlink:type="simple" xlink:href="#org0874f9c">2.10. [library-p] load-path にライブラリがあるかを判定</text:a></text:p>
          <text:p text:style-name="Contents_20_2"><text:a xlink:type="simple" xlink:href="#org7bc2ab1">2.11. [passed-clock-p] 指定時刻が本日の未来の時刻かを判定</text:a></text:p>
          <text:p text:style-name="Contents_20_2"><text:a xlink:type="simple" xlink:href="#orgaf6893d">2.12. [input-focus-p] フォーカス判定</text:a></text:p>
          <text:p text:style-name="Contents_20_2"><text:a xlink:type="simple" xlink:href="#org3169206">2.13. 警告の抑制</text:a></text:p>
          <text:p text:style-name="Contents_20_2"><text:a xlink:type="simple" xlink:href="#orgb1ff914">2.14. エラー表示の抑制</text:a></text:p>
          <text:p text:style-name="Contents_20_2"><text:a xlink:type="simple" xlink:href="#org2457897">2.15. compilation buffer でのデータ表示で自動するスクロールする</text:a></text:p>
          <text:p text:style-name="Contents_20_2"><text:a xlink:type="simple" xlink:href="#org564b679">2.16. C-x C-c で容易にEmacsを終了させないように質問する</text:a></text:p>
          <text:p text:style-name="Contents_20_2"><text:a xlink:type="simple" xlink:href="#org13c4c2c">2.17. [shut-up.el] Messages 出力を封じる（制御する）</text:a></text:p>
          <text:p text:style-name="Contents_20_2"><text:a xlink:type="simple" xlink:href="#org07eb28b">2.18. エンターキーの挙動</text:a></text:p>
          <text:p text:style-name="Contents_20_2"><text:a xlink:type="simple" xlink:href="#org543d8fb">2.19. コマンド入力中に入力過程をミニバッファに反映する</text:a></text:p>
          <text:p text:style-name="Contents_20_1"><text:a xlink:type="simple" xlink:href="#orgec6796b">3. コア設定</text:a></text:p>
          <text:p text:style-name="Contents_20_2"><text:a xlink:type="simple" xlink:href="#orgfd5f29b">3.1. 言語／文字コード</text:a></text:p>
          <text:p text:style-name="Contents_20_2"><text:a xlink:type="simple" xlink:href="#orgd523ae6">3.2. 日本語入力</text:a></text:p>
          <text:p text:style-name="Contents_20_2"><text:a xlink:type="simple" xlink:href="#org56bddaa">3.3. [ag.el] 検索</text:a></text:p>
          <text:p text:style-name="Contents_20_2"><text:a xlink:type="simple" xlink:href="#org9e58822">3.4. 基本キーバインド</text:a></text:p>
          <text:p text:style-name="Contents_20_2"><text:a xlink:type="simple" xlink:href="#org9993af9">3.5. ナローイングするか</text:a></text:p>
          <text:p text:style-name="Contents_20_2"><text:a xlink:type="simple" xlink:href="#org5ce9861">3.6. バッファの終わりでのnewlineを禁止する</text:a></text:p>
          <text:p text:style-name="Contents_20_2"><text:a xlink:type="simple" xlink:href="#orgc9bf330">3.7. 常に最終行に一行追加する</text:a></text:p>
          <text:p text:style-name="Contents_20_2"><text:a xlink:type="simple" xlink:href="#orgf0a4d76">3.8. 長い文章を右端で常に折り返す</text:a></text:p>
          <text:p text:style-name="Contents_20_2"><text:a xlink:type="simple" xlink:href="#orgbc86638">3.9. バッファが外部から編集された場合に自動で再読み込みする</text:a></text:p>
          <text:p text:style-name="Contents_20_2"><text:a xlink:type="simple" xlink:href="#org262afed">3.10. [uniquify.el] 同じバッファ名が開かれた場合に区別する</text:a></text:p>
          <text:p text:style-name="Contents_20_2"><text:a xlink:type="simple" xlink:href="#org0103325">3.11. マウスで選択した領域を自動コピー</text:a></text:p>
          <text:p text:style-name="Contents_20_2"><text:a xlink:type="simple" xlink:href="#org5486912">3.12. パッケージ管理</text:a></text:p>
          <text:p text:style-name="Contents_20_3"><text:a xlink:type="simple" xlink:href="#orgd6fe9b5">3.12.1. [cask-mode.el] モード設定</text:a></text:p>
          <text:p text:style-name="Contents_20_3"><text:a xlink:type="simple" xlink:href="#orge0b8f31">3.12.2. Cask のセットアップ</text:a></text:p>
          <text:p text:style-name="Contents_20_3"><text:a xlink:type="simple" xlink:href="#org96aa0e5">3.12.3. load-path を一箇所にして起動を高速化</text:a></text:p>
          <text:p text:style-name="Contents_20_3"><text:a xlink:type="simple" xlink:href="#org2f57ddc">3.12.4. [paradox.el] パッケージ選択画面の改善</text:a></text:p>
          <text:p text:style-name="Contents_20_2"><text:a xlink:type="simple" xlink:href="#orgcdfddea">3.13. インデント</text:a></text:p>
          <text:p text:style-name="Contents_20_2"><text:a xlink:type="simple" xlink:href="#org376b91b">3.14. [aggressive-indent] 即時バッファ整形</text:a></text:p>
          <text:p text:style-name="Contents_20_2"><text:a xlink:type="simple" xlink:href="#orgb5d3025">3.15. [ws-butler.el] 不要なスペースを自動除去</text:a></text:p>
          <text:p text:style-name="Contents_20_2"><text:a xlink:type="simple" xlink:href="#orgeef3b23">3.16. ファイルリンクを辿る時に確認のメッセージを出さない</text:a></text:p>
          <text:p text:style-name="Contents_20_2"><text:a xlink:type="simple" xlink:href="#org53c32cc">3.17. MBPビルド用設定</text:a></text:p>
          <text:p text:style-name="Contents_20_2"><text:a xlink:type="simple" xlink:href="#org1e6a7cb">3.18. NSビルド用設定 <text:span text:style-name="OrgTags">[<text:span text:style-name="OrgTag">Mac</text:span>]</text:span></text:a></text:p>
          <text:p text:style-name="Contents_20_1"><text:a xlink:type="simple" xlink:href="#org1df7e51">4. カーソル移動</text:a></text:p>
          <text:p text:style-name="Contents_20_2"><text:a xlink:type="simple" xlink:href="#orgc846a0b">4.1. バッファ内のカーソル移動</text:a></text:p>
          <text:p text:style-name="Contents_20_2"><text:a xlink:type="simple" xlink:href="#orgabf09f0">4.2. バッファ間のカーソル移動</text:a></text:p>
          <text:p text:style-name="Contents_20_2"><text:a xlink:type="simple" xlink:href="#org16d1ffd">4.3. スクロールを制御</text:a></text:p>
          <text:p text:style-name="Contents_20_2"><text:a xlink:type="simple" xlink:href="#org399d215">4.4. スクロールで表示を重複させる行数</text:a></text:p>
          <text:p text:style-name="Contents_20_2"><text:a xlink:type="simple" xlink:href="#org0cf7c2d">4.5. [SmoothScroll.el] カーソル固定でスクロールする</text:a></text:p>
          <text:p text:style-name="Contents_20_2"><text:a xlink:type="simple" xlink:href="#org576d4fb">4.6. [smooth-scroll.el] 滑らかなスクロール</text:a></text:p>
          <text:p text:style-name="Contents_20_2"><text:a xlink:type="simple" xlink:href="#orgfd5e9ef">4.7. [point-undo.el] カーソル位置を簡単にたどる</text:a></text:p>
          <text:p text:style-name="Contents_20_2"><text:a xlink:type="simple" xlink:href="#org7cb7fa0">4.8. [cycle-buffer.el] カレントバッファの表示切り替え</text:a></text:p>
          <text:p text:style-name="Contents_20_2"><text:a xlink:type="simple" xlink:href="#org1367b90">4.9. [bm.el] カーソル位置をブックマークして追う</text:a></text:p>
          <text:p text:style-name="Contents_20_2"><text:a xlink:type="simple" xlink:href="#org1ca3162">4.10. [centered-cursor-mode.el] カーソル位置をバッファ中央に固定</text:a></text:p>
          <text:p text:style-name="Contents_20_2"><text:a xlink:type="simple" xlink:href="#org75c0a11">4.11. [back-button] マークをたどる</text:a></text:p>
          <text:p text:style-name="Contents_20_2"><text:a xlink:type="simple" xlink:href="#org14f84a6">4.12. [smart-mark] C-g後に元の場所へカーソルを戻す</text:a></text:p>
          <text:p text:style-name="Contents_20_2"><text:a xlink:type="simple" xlink:href="#orge317567">4.13. [syntax-subword.el] M-f で移動する位置をより密にする</text:a></text:p>
          <text:p text:style-name="Contents_20_2"><text:a xlink:type="simple" xlink:href="#org3d30545">4.14. [goto-chg.el] 編集箇所を簡単に辿る</text:a></text:p>
          <text:p text:style-name="Contents_20_1"><text:a xlink:type="simple" xlink:href="#orge9f2cbb">5. 編集サポート</text:a></text:p>
          <text:p text:style-name="Contents_20_2"><text:a xlink:type="simple" xlink:href="#org4b27592">5.1. 矩形編集／連番入力</text:a></text:p>
          <text:p text:style-name="Contents_20_2"><text:a xlink:type="simple" xlink:href="#orgae0e9af">5.2. Yank時に装飾を取る</text:a></text:p>
          <text:p text:style-name="Contents_20_2"><text:a xlink:type="simple" xlink:href="#orgee7bebe">5.3. ファイル保存時に時間を記録する</text:a></text:p>
          <text:p text:style-name="Contents_20_2"><text:a xlink:type="simple" xlink:href="#orgb4fc3c3">5.4. 選択リージョンを使って検索</text:a></text:p>
          <text:p text:style-name="Contents_20_2"><text:a xlink:type="simple" xlink:href="#orgf5b333f">5.5. ChangeLog モード</text:a></text:p>
          <text:p text:style-name="Contents_20_2"><text:a xlink:type="simple" xlink:href="#org8b542e0">5.6. テキストモード</text:a></text:p>
          <text:p text:style-name="Contents_20_2"><text:a xlink:type="simple" xlink:href="#orgc3053ca">5.7. C/C++モード</text:a></text:p>
          <text:p text:style-name="Contents_20_2"><text:a xlink:type="simple" xlink:href="#orgdc064f0">5.8. C#モード</text:a></text:p>
          <text:p text:style-name="Contents_20_2"><text:a xlink:type="simple" xlink:href="#orga980a57">5.9. Infoモード</text:a></text:p>
          <text:p text:style-name="Contents_20_2"><text:a xlink:type="simple" xlink:href="#org7fb37e1">5.10. Rモード</text:a></text:p>
          <text:p text:style-name="Contents_20_2"><text:a xlink:type="simple" xlink:href="#org4792591">5.11. nXMLモード</text:a></text:p>
          <text:p text:style-name="Contents_20_2"><text:a xlink:type="simple" xlink:href="#orge00f635">5.12. yamlモード</text:a></text:p>
          <text:p text:style-name="Contents_20_2"><text:a xlink:type="simple" xlink:href="#orgbd16413">5.13. jsonモード</text:a></text:p>
          <text:p text:style-name="Contents_20_2"><text:a xlink:type="simple" xlink:href="#orgeccef33">5.14. javascriptモード</text:a></text:p>
          <text:p text:style-name="Contents_20_2"><text:a xlink:type="simple" xlink:href="#org8ebd8b2">5.15. csvモード</text:a></text:p>
          <text:p text:style-name="Contents_20_2"><text:a xlink:type="simple" xlink:href="#orgd59e31b">5.16. asciiモード</text:a></text:p>
          <text:p text:style-name="Contents_20_2"><text:a xlink:type="simple" xlink:href="#org06c8f08">5.17. esモード</text:a></text:p>
          <text:p text:style-name="Contents_20_2"><text:a xlink:type="simple" xlink:href="#org0b327e1">5.18. gnuplotモード</text:a></text:p>
          <text:p text:style-name="Contents_20_2"><text:a xlink:type="simple" xlink:href="#org34b14fd">5.19. markdown-mode</text:a></text:p>
          <text:p text:style-name="Contents_20_2"><text:a xlink:type="simple" xlink:href="#orgadbc16c">5.20. cmakeモード</text:a></text:p>
          <text:p text:style-name="Contents_20_2"><text:a xlink:type="simple" xlink:href="#org8de87ed">5.21. スペルチェック</text:a></text:p>
          <text:p text:style-name="Contents_20_2"><text:a xlink:type="simple" xlink:href="#org8397617">5.22. リアルタイムスペルチェック</text:a></text:p>
          <text:p text:style-name="Contents_20_2"><text:a xlink:type="simple" xlink:href="#orgc4c7fd0">5.23. [latex-math-preview.el] TeX数式をプレビュー</text:a></text:p>
          <text:p text:style-name="Contents_20_2"><text:a xlink:type="simple" xlink:href="#org64faa43">5.24. [po-mode.el] 翻訳ファイルの編集</text:a></text:p>
          <text:p text:style-name="Contents_20_2"><text:a xlink:type="simple" xlink:href="#org0195383">5.25. [word-count.el] リージョン内の文字をカウントする</text:a></text:p>
          <text:p text:style-name="Contents_20_2"><text:a xlink:type="simple" xlink:href="#org7b5edc7">5.26. [yatex.el] YaTeXモード</text:a></text:p>
          <text:p text:style-name="Contents_20_2"><text:a xlink:type="simple" xlink:href="#orgd62f2b0">5.27. [auxtex.el] AUCTEXモード</text:a></text:p>
          <text:p text:style-name="Contents_20_2"><text:a xlink:type="simple" xlink:href="#orged3533e">5.28. [display-time-world-mode] 世界時計</text:a></text:p>
          <text:p text:style-name="Contents_20_2"><text:a xlink:type="simple" xlink:href="#org28a320c">5.29. [yasnippet.el] Emacs用のテンプレートシステム</text:a></text:p>
          <text:p text:style-name="Contents_20_2"><text:a xlink:type="simple" xlink:href="#org76d0821">5.30. [sdic.el] 英辞郎で英単語を調べる</text:a></text:p>
          <text:p text:style-name="Contents_20_2"><text:a xlink:type="simple" xlink:href="#org3e8a180">5.31. [osx-dictionary.el] MacOSのdictionary.appで辞書をひく</text:a></text:p>
          <text:p text:style-name="Contents_20_3"><text:a xlink:type="simple" xlink:href="#org7a8ff47">5.31.1. MacOSのdictionary.appでCOBUILD5の辞書をひく（旧）</text:a></text:p>
          <text:p text:style-name="Contents_20_2"><text:a xlink:type="simple" xlink:href="#orgc638538">5.32. [lookup.el] 辞書</text:a></text:p>
          <text:p text:style-name="Contents_20_2"><text:a xlink:type="simple" xlink:href="#org04d07c9">5.33. [cacoo] Cacoo で描く</text:a></text:p>
          <text:p text:style-name="Contents_20_2"><text:a xlink:type="simple" xlink:href="#orgc7b2436">5.34. [iedit] バッファ内の同じ文字列を一度に編集する</text:a></text:p>
          <text:p text:style-name="Contents_20_2"><text:a xlink:type="simple" xlink:href="#org711060b">5.35. [web-mode] HTML編集</text:a></text:p>
          <text:p text:style-name="Contents_20_2"><text:a xlink:type="simple" xlink:href="#org4cdbfb3">5.36. [emmet-mode] zencoding の後継</text:a></text:p>
          <text:p text:style-name="Contents_20_2"><text:a xlink:type="simple" xlink:href="#org57f6ef2">5.37. [zencoding-mode] HTML編集の高速化（旧）</text:a></text:p>
          <text:p text:style-name="Contents_20_2"><text:a xlink:type="simple" xlink:href="#orgbcf109c">5.38. [describe-number] 16進数などを確認</text:a></text:p>
          <text:p text:style-name="Contents_20_2"><text:a xlink:type="simple" xlink:href="#org41bf4bd">5.39. [web-beautify.el] ソースコード整形</text:a></text:p>
          <text:p text:style-name="Contents_20_2"><text:a xlink:type="simple" xlink:href="#orgb5b169a">5.40. [smartparens.el] 対応するカッコの挿入をアシスト</text:a></text:p>
          <text:p text:style-name="Contents_20_2"><text:a xlink:type="simple" xlink:href="#org1e4aad7">5.41. [replace-from-region.el] 選択領域を別の文字列に置き換える</text:a></text:p>
          <text:p text:style-name="Contents_20_2"><text:a xlink:type="simple" xlink:href="#orgd7607f7">5.42. [selected.el] リージョン選択時のアクションを制御</text:a></text:p>
          <text:p text:style-name="Contents_20_2"><text:a xlink:type="simple" xlink:href="#orgf176e1b">5.43. [helm-selected.el] selecte.el のアクション候補を絞り込み</text:a></text:p>
          <text:p text:style-name="Contents_20_2"><text:a xlink:type="simple" xlink:href="#org2f3de45">5.44. <text:span text:style-name="OrgTodo">TODO</text:span> [git-complete.el] GIT grep を使う補完エンジン</text:a></text:p>
          <text:p text:style-name="Contents_20_1"><text:a xlink:type="simple" xlink:href="#org1233be8">6. 表示サポート</text:a></text:p>
          <text:p text:style-name="Contents_20_2"><text:a xlink:type="simple" xlink:href="#org9a5f19a">6.1. モードラインのモード名を短くする</text:a></text:p>
          <text:p text:style-name="Contents_20_2"><text:a xlink:type="simple" xlink:href="#org8923073">6.2. 続・モードラインのモード名を短縮する</text:a></text:p>
          <text:p text:style-name="Contents_20_2"><text:a xlink:type="simple" xlink:href="#org32b51a4">6.3. モードラインのNarrowを短くする</text:a></text:p>
          <text:p text:style-name="Contents_20_2"><text:a xlink:type="simple" xlink:href="#org3aeae38">6.4. モードラインの節約（VC-mode編）</text:a></text:p>
          <text:p text:style-name="Contents_20_2"><text:a xlink:type="simple" xlink:href="#orgd9e8caf">6.5. モードラインの色をカスタマイズする</text:a></text:p>
          <text:p text:style-name="Contents_20_3"><text:a xlink:type="simple" xlink:href="#org4b5808b">6.5.1. 色セット例</text:a></text:p>
          <text:p text:style-name="Contents_20_2"><text:a xlink:type="simple" xlink:href="#orgaf9b451">6.6. visible-bell のカスタマイズ</text:a></text:p>
          <text:p text:style-name="Contents_20_2"><text:a xlink:type="simple" xlink:href="#orgc22b37c">6.7. 常に <text:span text:style-name="Bold">scratch</text:span> を表示して起動する</text:a></text:p>
          <text:p text:style-name="Contents_20_2"><text:a xlink:type="simple" xlink:href="#org720fb1e">6.8. バッテリー情報をモードラインに表示する</text:a></text:p>
          <text:p text:style-name="Contents_20_2"><text:a xlink:type="simple" xlink:href="#org791d612">6.9. スクロールバーを非表示にする</text:a></text:p>
          <text:p text:style-name="Contents_20_2"><text:a xlink:type="simple" xlink:href="#orgecd1ae2">6.10. [yascroll] フリンジにスクロールバーを出す</text:a></text:p>
          <text:p text:style-name="Contents_20_2"><text:a xlink:type="simple" xlink:href="#org3d34e46">6.11. ツールバーを非表示にする</text:a></text:p>
          <text:p text:style-name="Contents_20_2"><text:a xlink:type="simple" xlink:href="#orgc11e8f1">6.12. 起動時のスプラッシュ画面を表示しない</text:a></text:p>
          <text:p text:style-name="Contents_20_2"><text:a xlink:type="simple" xlink:href="#org949e980">6.13. カーソル行の行数をモードラインに表示する</text:a></text:p>
          <text:p text:style-name="Contents_20_2"><text:a xlink:type="simple" xlink:href="#org7557c54">6.14. カーソル行の関数名をモードラインに表示する</text:a></text:p>
          <text:p text:style-name="Contents_20_2"><text:a xlink:type="simple" xlink:href="#orgabcdbce">6.15. 時刻をモードラインに表示する</text:a></text:p>
          <text:p text:style-name="Contents_20_2"><text:a xlink:type="simple" xlink:href="#org5be5dbd">6.16. 対応するカッコをハイライトする</text:a></text:p>
          <text:p text:style-name="Contents_20_2"><text:a xlink:type="simple" xlink:href="#org526e513">6.17. 全角スペースと行末タブ／半角スペースを強調表示する</text:a></text:p>
          <text:p text:style-name="Contents_20_2"><text:a xlink:type="simple" xlink:href="#orge245b6f">6.18. バッファの終わりをフリンジで明示</text:a></text:p>
          <text:p text:style-name="Contents_20_2"><text:a xlink:type="simple" xlink:href="#org5ad5f41">6.19. [migemo.el] ローマ字入力で日本語を検索する</text:a></text:p>
          <text:p text:style-name="Contents_20_2"><text:a xlink:type="simple" xlink:href="#org8043398">6.20. [anything.el] 何でも絞り込みインターフェイス（旧）</text:a></text:p>
          <text:p text:style-name="Contents_20_2"><text:a xlink:type="simple" xlink:href="#org14af4a5">6.21. [helm.el] 続・何でも絞り込みインターフェイス</text:a></text:p>
          <text:p text:style-name="Contents_20_2"><text:a xlink:type="simple" xlink:href="#org593b0cb">6.22. [stripe-buffer.el] テーブルの色をストライプにする</text:a></text:p>
          <text:p text:style-name="Contents_20_2"><text:a xlink:type="simple" xlink:href="#org86f4ad2">6.23. [rainbow-delimiters] 対応するカッコに色を付ける</text:a></text:p>
          <text:p text:style-name="Contents_20_2"><text:a xlink:type="simple" xlink:href="#orgec794fd">6.24. [git-gutter-fringe] 編集差分をフレーム端で視覚化</text:a></text:p>
          <text:p text:style-name="Contents_20_2"><text:a xlink:type="simple" xlink:href="#org2afdb2c">6.25. [zlc.el] find-file バッファを zsh ライクにする</text:a></text:p>
          <text:p text:style-name="Contents_20_2"><text:a xlink:type="simple" xlink:href="#orgcd030f1">6.26. [japanese-holidays] カレンダーをカラフルにする</text:a></text:p>
          <text:p text:style-name="Contents_20_2"><text:a xlink:type="simple" xlink:href="#orgd8b27e5">6.27. [calendar.el] カレンダーで週番号を表示する</text:a></text:p>
          <text:p text:style-name="Contents_20_2"><text:a xlink:type="simple" xlink:href="#org48bd686">6.28. [guide-key] キーバインドの選択肢をポップアップする</text:a></text:p>
          <text:p text:style-name="Contents_20_2"><text:a xlink:type="simple" xlink:href="#org3908a58">6.29. [which-key] キーバインドの選択肢をポップアップする</text:a></text:p>
          <text:p text:style-name="Contents_20_2"><text:a xlink:type="simple" xlink:href="#org6a1e007">6.30. [stock-ticker] 株価をモードラインに表示</text:a></text:p>
          <text:p text:style-name="Contents_20_2"><text:a xlink:type="simple" xlink:href="#org7b34b79">6.31. [mode-icons] 使用中のモード表示をアイコンで代替</text:a></text:p>
          <text:p text:style-name="Contents_20_2"><text:a xlink:type="simple" xlink:href="#org412e4bc">6.32. [highlight-symbol] 同じ名前のシンボルをハイライトする</text:a></text:p>
          <text:p text:style-name="Contents_20_2"><text:a xlink:type="simple" xlink:href="#org62cd188">6.33. [all-the-icons-dired] フォントを使ったアイコンを表示</text:a></text:p>
          <text:p text:style-name="Contents_20_2"><text:a xlink:type="simple" xlink:href="#orgd78ccbc">6.34. [eldoc.el] コンテクストに応じてヘルプを表示</text:a></text:p>
          <text:p text:style-name="Contents_20_1"><text:a xlink:type="simple" xlink:href="#orgb666449">7. メディアサポート</text:a></text:p>
          <text:p text:style-name="Contents_20_2"><text:a xlink:type="simple" xlink:href="#org76ca81b">7.1. [bongo.el] Emacsのバッファで音楽ライブラリを管理する</text:a></text:p>
          <text:p text:style-name="Contents_20_2"><text:a xlink:type="simple" xlink:href="#org97bd69d">7.2. [emms.el] メディアプレーヤー</text:a></text:p>
          <text:p text:style-name="Contents_20_2"><text:a xlink:type="simple" xlink:href="#org97cc910">7.3. [GoogleMaps.el] GoogleMaps を Emacs 内で使う</text:a></text:p>
          <text:p text:style-name="Contents_20_2"><text:a xlink:type="simple" xlink:href="#orgeb142b5">7.4. [org-google-weather.el] org-agenda に天気を表示する</text:a></text:p>
          <text:p text:style-name="Contents_20_2"><text:a xlink:type="simple" xlink:href="#orgebdbd27">7.5. [japanlaw.el] Emacs 電子六法</text:a></text:p>
          <text:p text:style-name="Contents_20_2"><text:a xlink:type="simple" xlink:href="#org9048ad3">7.6. [sunshine.el] 天気を知る</text:a></text:p>
          <text:p text:style-name="Contents_20_1"><text:a xlink:type="simple" xlink:href="#org3dbf02d">8. 履歴／ファイル管理</text:a></text:p>
          <text:p text:style-name="Contents_20_2"><text:a xlink:type="simple" xlink:href="#org6372d3f">8.1. [dired] ファイラのサポートツール</text:a></text:p>
          <text:p text:style-name="Contents_20_2"><text:a xlink:type="simple" xlink:href="#org218f6ca">8.2. Undoバッファを無限に取る</text:a></text:p>
          <text:p text:style-name="Contents_20_2"><text:a xlink:type="simple" xlink:href="#orge519c3c">8.3. [undo-tree] 編集履歴をわかりやすくたどる</text:a></text:p>
          <text:p text:style-name="Contents_20_2"><text:a xlink:type="simple" xlink:href="#org7fc1190">8.4. バッファ保存時にバックアップファイルを生成する</text:a></text:p>
          <text:p text:style-name="Contents_20_2"><text:a xlink:type="simple" xlink:href="#org3559693">8.5. バッファ保存時にバックアップを生成させない</text:a></text:p>
          <text:p text:style-name="Contents_20_2"><text:a xlink:type="simple" xlink:href="#org4d4e5e5">8.6. ミニバッファの履歴を保存しリストアする</text:a></text:p>
          <text:p text:style-name="Contents_20_2"><text:a xlink:type="simple" xlink:href="#orgd996ef3">8.7. 履歴サイズを大きくする</text:a></text:p>
          <text:p text:style-name="Contents_20_2"><text:a xlink:type="simple" xlink:href="#orgc1481ac">8.8. Emacs終了時に開いていたバッファを起動時に復元する</text:a></text:p>
          <text:p text:style-name="Contents_20_2"><text:a xlink:type="simple" xlink:href="#orgaec9e5e">8.9. 最近開いたファイルリストを保持</text:a></text:p>
          <text:p text:style-name="Contents_20_2"><text:a xlink:type="simple" xlink:href="#org9626d74">8.10. 深夜にバッファを自動整理する</text:a></text:p>
          <text:p text:style-name="Contents_20_2"><text:a xlink:type="simple" xlink:href="#org8111e69">8.11. [auto-save-buffers.el] 一定間隔でバッファを保存する</text:a></text:p>
          <text:p text:style-name="Contents_20_2"><text:a xlink:type="simple" xlink:href="#orgde2648a">8.12. [backup-dir.el] バックアップファイルを一箇所に集める</text:a></text:p>
          <text:p text:style-name="Contents_20_2"><text:a xlink:type="simple" xlink:href="#org02cee8d">8.13. [backup-each-save] クラッシュに備える</text:a></text:p>
          <text:p text:style-name="Contents_20_2"><text:a xlink:type="simple" xlink:href="#org7c5a6f9">8.14. 特定のファイルを Dropbox 以下にバックアップする</text:a></text:p>
          <text:p text:style-name="Contents_20_2"><text:a xlink:type="simple" xlink:href="#orgefd4c9d">8.15. [session.el] 様々な履歴を保存し復元に利用する</text:a></text:p>
          <text:p text:style-name="Contents_20_2"><text:a xlink:type="simple" xlink:href="#orga9411b6">8.16. [wakatime-mode.el] WakaTime を利用して作業記録する</text:a></text:p>
          <text:p text:style-name="Contents_20_2"><text:a xlink:type="simple" xlink:href="#org8a5f754">8.17. [neotree.el] ディレクトリ情報をツリー表示</text:a></text:p>
          <text:p text:style-name="Contents_20_2"><text:a xlink:type="simple" xlink:href="#orgd356561">8.18. [osx-trash] system-move-file-to-trash を有効にする</text:a></text:p>
          <text:p text:style-name="Contents_20_2"><text:a xlink:type="simple" xlink:href="#org0082549">8.19. <text:span text:style-name="OrgTodo">TODO</text:span> [helpful] リッチなヘルプページ</text:a></text:p>
          <text:p text:style-name="Contents_20_2"><text:a xlink:type="simple" xlink:href="#orgfe7dd47">8.20. [keyfreq.el] コマンドログ</text:a></text:p>
          <text:p text:style-name="Contents_20_1"><text:a xlink:type="simple" xlink:href="#org5780c84">9. 開発サポート</text:a></text:p>
          <text:p text:style-name="Contents_20_2"><text:a xlink:type="simple" xlink:href="#orge9168d2">9.1. 便利キーバインド</text:a></text:p>
          <text:p text:style-name="Contents_20_2"><text:a xlink:type="simple" xlink:href="#orgb8f2943">9.2. [gist.el] Gist インターフェイス</text:a></text:p>
          <text:p text:style-name="Contents_20_2"><text:a xlink:type="simple" xlink:href="#orgee151fa">9.3. [doxymacs.el] Doxygen のコメントを簡単に入力する</text:a></text:p>
          <text:p text:style-name="Contents_20_2"><text:a xlink:type="simple" xlink:href="#orgab0877f">9.4. [matlab.el] Matlab用の設定 <text:span text:style-name="OrgTags">[<text:span text:style-name="OrgTag">Mac</text:span>]</text:span></text:a></text:p>
          <text:p text:style-name="Contents_20_2"><text:a xlink:type="simple" xlink:href="#org5a9a0cc">9.5. [flycheck.el] 構文エラー表示</text:a></text:p>
          <text:p text:style-name="Contents_20_2"><text:a xlink:type="simple" xlink:href="#orgf6cd352">9.6. [auto-complete.el] 自動補完機能</text:a></text:p>
          <text:p text:style-name="Contents_20_2"><text:a xlink:type="simple" xlink:href="#orgda78f13">9.7. [auto-complete-clang.el] オムニ補完</text:a></text:p>
          <text:p text:style-name="Contents_20_3"><text:a xlink:type="simple" xlink:href="#orgdd9ae29">9.7.1. References</text:a></text:p>
          <text:p text:style-name="Contents_20_2"><text:a xlink:type="simple" xlink:href="#org25e9854">9.8. [hideshowvis.el] 関数の表示／非表示</text:a></text:p>
          <text:p text:style-name="Contents_20_2"><text:a xlink:type="simple" xlink:href="#org9e90176">9.9. [origami.el] 関数の折りたたみ</text:a></text:p>
          <text:p text:style-name="Contents_20_2"><text:a xlink:type="simple" xlink:href="#org3b11347">9.10. [quickrun.el] お手軽ビルド</text:a></text:p>
          <text:p text:style-name="Contents_20_2"><text:a xlink:type="simple" xlink:href="#orgef09f6c">9.11. [ggtags.el] タグジャンプ</text:a></text:p>
          <text:p text:style-name="Contents_20_2"><text:a xlink:type="simple" xlink:href="#orgf628593">9.12. [0xc] N進数変換</text:a></text:p>
          <text:p text:style-name="Contents_20_2"><text:a xlink:type="simple" xlink:href="#org371c23e">9.13. <text:span text:style-name="OrgTodo">TODO</text:span> [EditorConfig] コードスタイルの強制</text:a></text:p>
          <text:p text:style-name="Contents_20_2"><text:a xlink:type="simple" xlink:href="#org2b808b3">9.14. [uuid.el] UUID の生成</text:a></text:p>
          <text:p text:style-name="Contents_20_2"><text:a xlink:type="simple" xlink:href="#org83d98ad">9.15. [hexl.el] バイナリファイルを開く</text:a></text:p>
          <text:p text:style-name="Contents_20_2"><text:a xlink:type="simple" xlink:href="#org8742322">9.16. [package-lint.el] MEPLA登録用Lint</text:a></text:p>
          <text:p text:style-name="Contents_20_2"><text:a xlink:type="simple" xlink:href="#org3a65be1">9.17. <text:span text:style-name="OrgTodo">TODO</text:span> [cov] カバレッジの状態をフリンジで確認</text:a></text:p>
          <text:p text:style-name="Contents_20_2"><text:a xlink:type="simple" xlink:href="#orgde408f7">9.18. <text:span text:style-name="OrgTodo">TODO</text:span> [projectile.el] ディレクトリ単位でファイル群をプロジェクト扱いする</text:a></text:p>
          <text:p text:style-name="Contents_20_2"><text:a xlink:type="simple" xlink:href="#org1b855ce">9.19. <text:span text:style-name="OrgTodo">TODO</text:span> [magit.el] Gitクライアント</text:a></text:p>
          <text:p text:style-name="Contents_20_1"><text:a xlink:type="simple" xlink:href="#org12394cc">10. Org Mode</text:a></text:p>
          <text:p text:style-name="Contents_20_2"><text:a xlink:type="simple" xlink:href="#orgaa08cd2">10.1. 基本設定</text:a></text:p>
          <text:p text:style-name="Contents_20_2"><text:a xlink:type="simple" xlink:href="#org38900b5">10.2. contribution を使う</text:a></text:p>
          <text:p text:style-name="Contents_20_2"><text:a xlink:type="simple" xlink:href="#org5c7af15">10.3. iCal との連携</text:a></text:p>
          <text:p text:style-name="Contents_20_2"><text:a xlink:type="simple" xlink:href="#orgc1adb29">10.4. スピードコマンド</text:a></text:p>
          <text:p text:style-name="Contents_20_2"><text:a xlink:type="simple" xlink:href="#org464fba3">10.5. Pomodoro</text:a></text:p>
          <text:p text:style-name="Contents_20_2"><text:a xlink:type="simple" xlink:href="#org147d8ec">10.6. face 関連</text:a></text:p>
          <text:p text:style-name="Contents_20_2"><text:a xlink:type="simple" xlink:href="#org30d5ab5">10.7. <text:span text:style-name="OrgTodo">TODO</text:span> キーワードのカスタマイズ</text:a></text:p>
          <text:p text:style-name="Contents_20_2"><text:a xlink:type="simple" xlink:href="#org1ad41d2">10.8. ImageMagick を使って様々な画像をインライン表示する</text:a></text:p>
          <text:p text:style-name="Contents_20_2"><text:a xlink:type="simple" xlink:href="#org0d092a5">10.9. [org-agenda] タスク／予定管理</text:a></text:p>
          <text:p text:style-name="Contents_20_2"><text:a xlink:type="simple" xlink:href="#orga8ba77b">10.10. <text:span text:style-name="OrgTodo">TODO</text:span> [orgbox.el] スケジュール追加のわかりやすい入力</text:a></text:p>
          <text:p text:style-name="Contents_20_2"><text:a xlink:type="simple" xlink:href="#orgb25e9a5">10.11. <text:span text:style-name="OrgTodo">TODO</text:span> [org-review.el] レビューフローのサポート</text:a></text:p>
          <text:p text:style-name="Contents_20_2"><text:a xlink:type="simple" xlink:href="#org08e203d">10.12. [appt.el] アラーム設定</text:a></text:p>
          <text:p text:style-name="Contents_20_2"><text:a xlink:type="simple" xlink:href="#orga0c48d3">10.13. [org-capture] 高速にメモを取る</text:a></text:p>
          <text:p text:style-name="Contents_20_2"><text:a xlink:type="simple" xlink:href="#orgcf9b6c7">10.14. [org-refile] orgツリーの高速移動</text:a></text:p>
          <text:p text:style-name="Contents_20_2"><text:a xlink:type="simple" xlink:href="#org21584ab">10.15. [org-babel] 基本設定</text:a></text:p>
          <text:p text:style-name="Contents_20_2"><text:a xlink:type="simple" xlink:href="#orgd6e128c">10.16. [org-babel] ソースブロックの入力キーをカスタマイズ</text:a></text:p>
          <text:p text:style-name="Contents_20_2"><text:a xlink:type="simple" xlink:href="#org2ad85d2">10.17. [MobileOrg] iOS との連携</text:a></text:p>
          <text:p text:style-name="Contents_20_2"><text:a xlink:type="simple" xlink:href="#org37ee9dd">10.18. [org-tree-slide] Org でプレゼンテーション</text:a></text:p>
          <text:p text:style-name="Contents_20_2"><text:a xlink:type="simple" xlink:href="#org26f157b">10.19. [org-tree-slide] クロックインとアウトを自動化する</text:a></text:p>
          <text:p text:style-name="Contents_20_2"><text:a xlink:type="simple" xlink:href="#org71317ec">10.20. [org-tree-slide] 特定のツリーをプロポーショナルフォントで表示する</text:a></text:p>
          <text:p text:style-name="Contents_20_2"><text:a xlink:type="simple" xlink:href="#org085aac7">10.21. [org-tree-slide] ヘッドラインをリッチにする</text:a></text:p>
          <text:p text:style-name="Contents_20_2"><text:a xlink:type="simple" xlink:href="#orgee6706d">10.22. <text:span text:style-name="OrgTodo">TODO</text:span> [org-tree-slide] BEGIN_SRCとEND_SRCを消して背景色を変える</text:a></text:p>
          <text:p text:style-name="Contents_20_2"><text:a xlink:type="simple" xlink:href="#org67d7e1d">10.23. <text:span text:style-name="OrgTodo">TODO</text:span> [org-fstree] ディレクトリ構造を読み取る</text:a></text:p>
          <text:p text:style-name="Contents_20_2"><text:a xlink:type="simple" xlink:href="#orge14cf11">10.24. [calfw-org] calfw に org の予定を表示する</text:a></text:p>
          <text:p text:style-name="Contents_20_2"><text:a xlink:type="simple" xlink:href="#orgb3c2659">10.25. [org-export-generic] エクスポート機能を拡張する</text:a></text:p>
          <text:p text:style-name="Contents_20_2"><text:a xlink:type="simple" xlink:href="#org34d07aa">10.26. <text:span text:style-name="OrgTodo">TODO</text:span> [ox] 出力形式の拡張</text:a></text:p>
          <text:p text:style-name="Contents_20_2"><text:a xlink:type="simple" xlink:href="#org33ee9ac">10.27. [org-odt] ODT形式に出力</text:a></text:p>
          <text:p text:style-name="Contents_20_2"><text:a xlink:type="simple" xlink:href="#org532abed">10.28. [ox-twbs] Twitter Bootstrap 互換のHTML出力</text:a></text:p>
          <text:p text:style-name="Contents_20_2"><text:a xlink:type="simple" xlink:href="#org826b8b3">10.29. [org-crypt] ツリーを暗号化する</text:a></text:p>
          <text:p text:style-name="Contents_20_2"><text:a xlink:type="simple" xlink:href="#orga35887e">10.30. [org-mac-link] 外部アプリから情報を取る</text:a></text:p>
          <text:p text:style-name="Contents_20_2"><text:a xlink:type="simple" xlink:href="#org3003e1e">10.31. <text:span text:style-name="OrgTodo">TODO</text:span> Parers3.app からリンクを取得する</text:a></text:p>
          <text:p text:style-name="Contents_20_2"><text:a xlink:type="simple" xlink:href="#orgc38d38e">10.32. <text:span text:style-name="OrgTodo">TODO</text:span> Papers3.app のリンクを開けるようにする</text:a></text:p>
          <text:p text:style-name="Contents_20_2"><text:a xlink:type="simple" xlink:href="#orge8f4311">10.33. <text:span text:style-name="OrgTodo">TODO</text:span> [org-attach] 外部ファイルを紐付ける</text:a></text:p>
          <text:p text:style-name="Contents_20_2"><text:a xlink:type="simple" xlink:href="#orgc8e1a00">10.34. <text:span text:style-name="OrgTodo">TODO</text:span> [org-screenshot] スクリーンショットを貼り付ける</text:a></text:p>
          <text:p text:style-name="Contents_20_2"><text:a xlink:type="simple" xlink:href="#org18559bf">10.35. [terminal-notifier] イベント通知</text:a></text:p>
          <text:p text:style-name="Contents_20_3"><text:a xlink:type="simple" xlink:href="#org323c9bb">10.35.1. References</text:a></text:p>
          <text:p text:style-name="Contents_20_2"><text:a xlink:type="simple" xlink:href="#org7a2d889">10.36. [org-grep] org ファイルを grep する</text:a></text:p>
          <text:p text:style-name="Contents_20_2"><text:a xlink:type="simple" xlink:href="#orgb5239e0">10.37. [ox-reveal] ナイスなHTML5プレゼンテーション出力</text:a></text:p>
          <text:p text:style-name="Contents_20_2"><text:a xlink:type="simple" xlink:href="#org9488e33">10.38. README を常に org-mode で開く</text:a></text:p>
          <text:p text:style-name="Contents_20_2"><text:a xlink:type="simple" xlink:href="#org5666a09">10.39. Growlnotify と org-mode でアラーム管理</text:a></text:p>
          <text:p text:style-name="Contents_20_2"><text:a xlink:type="simple" xlink:href="#org940d7a5">10.40. org-mode の latex エクスポート関数をオーバーライド</text:a></text:p>
          <text:p text:style-name="Contents_20_2"><text:a xlink:type="simple" xlink:href="#org220b62b">10.41. [org-autolist] ブリッツの入力を簡単に</text:a></text:p>
          <text:p text:style-name="Contents_20_2"><text:a xlink:type="simple" xlink:href="#orgf749c79">10.42. [org-dashboard] 進捗をプログレスバーで確認</text:a></text:p>
          <text:p text:style-name="Contents_20_2"><text:a xlink:type="simple" xlink:href="#org988a208">10.43. <text:span text:style-name="OrgTodo">TODO</text:span> [org-clock-today] 今日の総作業時間をモードラインに表示</text:a></text:p>
          <text:p text:style-name="Contents_20_2"><text:a xlink:type="simple" xlink:href="#orgeabb95c">10.44. <text:span text:style-name="OrgTodo">TODO</text:span> [org-recent-headings] 訪問したツリーを記録し簡単に再訪問可能にする</text:a></text:p>
          <text:p text:style-name="Contents_20_2"><text:a xlink:type="simple" xlink:href="#orga280ee6">10.45. <text:span text:style-name="OrgTodo">TODO</text:span> [orgnav] ツリーの検索インタフェース</text:a></text:p>
          <text:p text:style-name="Contents_20_2"><text:a xlink:type="simple" xlink:href="#orgf63eb7e">10.46. <text:span text:style-name="OrgTodo">TODO</text:span> [org-random-todo] ランダムにタスクを選ぶ</text:a></text:p>
          <text:p text:style-name="Contents_20_2"><text:a xlink:type="simple" xlink:href="#org32db63d">10.47. <text:span text:style-name="OrgTodo">TODO</text:span> [toc-org] 目次の挿入</text:a></text:p>
          <text:p text:style-name="Contents_20_1"><text:a xlink:type="simple" xlink:href="#orgc9be7dc">11. フレーム／ウィンドウ制御</text:a></text:p>
          <text:p text:style-name="Contents_20_2"><text:a xlink:type="simple" xlink:href="#org772b497">11.1. 起動時の設定</text:a></text:p>
          <text:p text:style-name="Contents_20_2"><text:a xlink:type="simple" xlink:href="#org2c6a7e5">11.2. 複数フレーム対応</text:a></text:p>
          <text:p text:style-name="Contents_20_2"><text:a xlink:type="simple" xlink:href="#orgc14e827">11.3. [e2wm.el] 二画面表示</text:a></text:p>
          <text:p text:style-name="Contents_20_2"><text:a xlink:type="simple" xlink:href="#orgb29a16b">11.4. [moom.el] キーボードでフレームの場所を移す</text:a></text:p>
          <text:p text:style-name="Contents_20_2"><text:a xlink:type="simple" xlink:href="#orgec38ad6">11.5. [popwin.el] ポップアップウィンドウの制御</text:a></text:p>
          <text:p text:style-name="Contents_20_2"><text:a xlink:type="simple" xlink:href="#org434247a">11.6. <text:span text:style-name="OrgTodo">TODO</text:span> [shackle.el] ポップアップウィンドウの制御</text:a></text:p>
          <text:p text:style-name="Contents_20_2"><text:a xlink:type="simple" xlink:href="#orgc375b80">11.7. [elscreen.el] Emacs バッファをタブ化</text:a></text:p>
          <text:p text:style-name="Contents_20_2"><text:a xlink:type="simple" xlink:href="#org0293991">11.8. [tabbar-ruler] バッファをタブ切り替え可能に</text:a></text:p>
          <text:p text:style-name="Contents_20_2"><text:a xlink:type="simple" xlink:href="#org3a8f48c">11.9. [winner-undo.el] ウィンドウ構成の履歴を辿る</text:a></text:p>
          <text:p text:style-name="Contents_20_1"><text:a xlink:type="simple" xlink:href="#org3702bfa">12. フォント／配色関連</text:a></text:p>
          <text:p text:style-name="Contents_20_2"><text:a xlink:type="simple" xlink:href="#orgecfb85b">12.1. 正規表現を見やすくする</text:a></text:p>
          <text:p text:style-name="Contents_20_2"><text:a xlink:type="simple" xlink:href="#orgb7fcd7c">12.2. 設定ファイルを見やすくする</text:a></text:p>
          <text:p text:style-name="Contents_20_2"><text:a xlink:type="simple" xlink:href="#org47e19b7">12.3. カーソル行に色をつける</text:a></text:p>
          <text:p text:style-name="Contents_20_2"><text:a xlink:type="simple" xlink:href="#orgca444f5">12.4. カーソルを点滅させない</text:a></text:p>
          <text:p text:style-name="Contents_20_2"><text:a xlink:type="simple" xlink:href="#org2b9a3f8">12.5. カーソル位置のフォントを確認</text:a></text:p>
          <text:p text:style-name="Contents_20_2"><text:a xlink:type="simple" xlink:href="#org79addbb">12.6. フォント設定</text:a></text:p>
          <text:p text:style-name="Contents_20_3"><text:a xlink:type="simple" xlink:href="#org7af5fce">12.6.1. フォントのインストール方法</text:a></text:p>
          <text:p text:style-name="Contents_20_3"><text:a xlink:type="simple" xlink:href="#org9ff6159">12.6.2. フォントチェック用コード</text:a></text:p>
          <text:p text:style-name="Contents_20_2"><text:a xlink:type="simple" xlink:href="#org3e65a13">12.7. 行間を制御する</text:a></text:p>
          <text:p text:style-name="Contents_20_2"><text:a xlink:type="simple" xlink:href="#org19d25ab">12.8. パッチをカラフルに表示する</text:a></text:p>
          <text:p text:style-name="Contents_20_2"><text:a xlink:type="simple" xlink:href="#org003d48d">12.9. 背景を黒系色にする</text:a></text:p>
          <text:p text:style-name="Contents_20_2"><text:a xlink:type="simple" xlink:href="#orgcc7968c">12.10. 時間帯を指定して起動時にテーマを切り替える</text:a></text:p>
          <text:p text:style-name="Contents_20_2"><text:a xlink:type="simple" xlink:href="#orgf0693f9">12.11. [rainbow-mode.el] 配色のリアルタイム確認</text:a></text:p>
          <text:p text:style-name="Contents_20_3"><text:a xlink:type="simple" xlink:href="#org9489f38">12.11.1. 色一覧</text:a></text:p>
          <text:p text:style-name="Contents_20_2"><text:a xlink:type="simple" xlink:href="#orgc14e20e">12.12. [volatile-highlights] コピペした領域を強調</text:a></text:p>
          <text:p text:style-name="Contents_20_2"><text:a xlink:type="simple" xlink:href="#orgb07c349">12.13. [edit-color-stamp] Qt経由でカラーピッカーを使う</text:a></text:p>
          <text:p text:style-name="Contents_20_1"><text:a xlink:type="simple" xlink:href="#orgb1c9cb0">13. ユーティリティ関数</text:a></text:p>
          <text:p text:style-name="Contents_20_2"><text:a xlink:type="simple" xlink:href="#orgb2c0eaa">13.1. [pomodoro.el] ポモドーロの実践</text:a></text:p>
          <text:p text:style-name="Contents_20_2"><text:a xlink:type="simple" xlink:href="#org3f9a662">13.2. [pomodoro.el] 続・ポモドーロの実践</text:a></text:p>
          <text:p text:style-name="Contents_20_2"><text:a xlink:type="simple" xlink:href="#org6b8a8c6">13.3. [google-this.el] 単語をグーグル検索</text:a></text:p>
          <text:p text:style-name="Contents_20_2"><text:a xlink:type="simple" xlink:href="#org90a2ca4">13.4. [lingr.el] チャットルームに参加</text:a></text:p>
          <text:p text:style-name="Contents_20_2"><text:a xlink:type="simple" xlink:href="#org8cde357">13.5. [osx-lib.el] OSX用ユーティリティ <text:span text:style-name="OrgTags">[<text:span text:style-name="OrgTag">Mac</text:span>]</text:span></text:a></text:p>
          <text:p text:style-name="Contents_20_2"><text:a xlink:type="simple" xlink:href="#org21bd6d8">13.6. <text:span text:style-name="OrgTodo">TODO</text:span> [password-store.el] パスワード管理</text:a></text:p>
          <text:p text:style-name="Contents_20_2"><text:a xlink:type="simple" xlink:href="#orge8e937a">13.7. [multi-term.el] ターミナル</text:a></text:p>
          <text:p text:style-name="Contents_20_2"><text:a xlink:type="simple" xlink:href="#orgdcb7369">13.8. iterm2 を Emacs から呼び出したい <text:span text:style-name="OrgTags">[<text:span text:style-name="OrgTag">Mac</text:span>]</text:span></text:a></text:p>
          <text:p text:style-name="Contents_20_2"><text:a xlink:type="simple" xlink:href="#orgb59f746">13.9. カレントバッファのあるディレクトリをターミナルで表示</text:a></text:p>
          <text:p text:style-name="Contents_20_2"><text:a xlink:type="simple" xlink:href="#org363626f">13.10. [postpone] Emacs起動してから使い始めるタイミングで実行する</text:a></text:p>
          <text:p text:style-name="Contents_20_2"><text:a xlink:type="simple" xlink:href="#org274ce20">13.11. <text:span text:style-name="OrgTodo">TODO</text:span> [network-watch.el] ネットワークインターフェイスの状態を監視</text:a></text:p>
          <text:p text:style-name="Contents_20_2"><text:a xlink:type="simple" xlink:href="#orgdfacf59">13.12. [utility.el] 自作してテスト中の便利関数群</text:a></text:p>
          <text:p text:style-name="Contents_20_1"><text:a xlink:type="simple" xlink:href="#org89d1904">14. おわりに</text:a></text:p>
        </text:index-body>
      </text:table-of-content>
      <text:h text:style-name="Heading_20_1" text:outline-level="1" text:is-list-header="false">
<text:bookmark-start text:name="OrgXref.org3c34cbc"/>
<text:bookmark text:name="org3c34cbc"/>はじめに
<text:bookmark-end text:name="OrgXref.org3c34cbc"/></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98b982c"/>
<text:bookmark text:name="org98b982c"/>基本設定
<text:bookmark-end text:name="OrgXref.org98b982c"/></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acf5c1f"/>
<text:bookmark text:name="orgacf5c1f"/>init.el のヘッダ
<text:bookmark-end text:name="OrgXref.orgacf5c1f"/></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45b8430"/>
<text:bookmark text:name="org45b8430"/>init ファイルの読み込み時間計測
<text:bookmark-end text:name="OrgXref.org45b8430"/></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3d6d730"/>
<text:bookmark text:name="org3d6d730"/>起動時間の計測
<text:bookmark-end text:name="OrgXref.org3d6d730"/></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c6875f7"/>
<text:bookmark text:name="orgc6875f7"/>GCサイズの最適化
<text:bookmark-end text:name="OrgXref.orgc6875f7"/></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896b4ff"/>
<text:bookmark text:name="org896b4ff"/>[exec-path-from-shell] PATH設定をシェルから継承する
<text:bookmark-end text:name="OrgXref.org896b4ff"/></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541356c"/>
<text:bookmark text:name="org541356c"/>cl を使う
<text:bookmark-end text:name="OrgXref.org541356c"/></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c62d156"/>
<text:bookmark text:name="orgc62d156"/>[load-package-p] 設定の読み込みフラグを確認する
<text:bookmark-end text:name="OrgXref.orgc62d156"/></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c786bb0"/>
<text:bookmark text:name="orgc786bb0"/>リストで関数を渡す autoload-if-found を使う
<text:bookmark-end text:name="OrgXref.orgc786bb0"/></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0340ed7"/>
<text:bookmark text:name="org0340ed7"/>[eval-after-autoload-if-found] 複数関数を対象とする遅延読み込み
<text:bookmark-end text:name="OrgXref.org0340ed7"/></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10d5a0"/>
<text:bookmark text:name="orgf10d5a0"/>関数版
<text:bookmark-end text:name="OrgXref.orgf10d5a0"/></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5fc4251"/>
<text:bookmark text:name="org5fc4251"/>マクロ版
<text:bookmark-end text:name="OrgXref.org5fc4251"/></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0874f9c"/>
<text:bookmark text:name="org0874f9c"/>[library-p] load-path にライブラリがあるかを判定
<text:bookmark-end text:name="OrgXref.org0874f9c"/></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bc2ab1"/>
<text:bookmark text:name="org7bc2ab1"/>[passed-clock-p] 指定時刻が本日の未来の時刻かを判定
<text:bookmark-end text:name="OrgXref.org7bc2ab1"/></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af6893d"/>
<text:bookmark text:name="orgaf6893d"/>[input-focus-p] フォーカス判定
<text:bookmark-end text:name="OrgXref.orgaf6893d"/></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3169206"/>
<text:bookmark text:name="org3169206"/>警告の抑制
<text:bookmark-end text:name="OrgXref.org3169206"/></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b1ff914"/>
<text:bookmark text:name="orgb1ff914"/>エラー表示の抑制
<text:bookmark-end text:name="OrgXref.orgb1ff91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2457897"/>
<text:bookmark text:name="org2457897"/>compilation buffer でのデータ表示で自動するスクロールする
<text:bookmark-end text:name="OrgXref.org2457897"/></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564b679"/>
<text:bookmark text:name="org564b679"/>C-x C-c で容易にEmacsを終了させないように質問する
<text:bookmark-end text:name="OrgXref.org564b679"/></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13c4c2c"/>
<text:bookmark text:name="org13c4c2c"/>[shut-up.el] Messages 出力を封じる（制御する）
<text:bookmark-end text:name="OrgXref.org13c4c2c"/></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7eb28b"/>
<text:bookmark text:name="org07eb28b"/>エンターキーの挙動
<text:bookmark-end text:name="OrgXref.org07eb28b"/></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543d8fb"/>
<text:bookmark text:name="org543d8fb"/>コマンド入力中に入力過程をミニバッファに反映する
<text:bookmark-end text:name="OrgXref.org543d8f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ec6796b"/>
<text:bookmark text:name="orgec6796b"/>コア設定
<text:bookmark-end text:name="OrgXref.orgec6796b"/></text:h>
      <text:p text:style-name="Text_20_body">Emacs を操作して文書編集する上で欠かせない設定です．<text:line-break/></text:p>
      <text:h text:style-name="Heading_20_2" text:outline-level="2" text:is-list-header="false">
<text:bookmark-start text:name="OrgXref.orgfd5f29b"/>
<text:bookmark text:name="orgfd5f29b"/>言語／文字コード
<text:bookmark-end text:name="OrgXref.orgfd5f29b"/></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d523ae6"/>
<text:bookmark text:name="orgd523ae6"/>日本語入力
<text:bookmark-end text:name="OrgXref.orgd523ae6"/></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56bddaa"/>
<text:bookmark text:name="org56bddaa"/>[ag.el] 検索
<text:bookmark-end text:name="OrgXref.org56bddaa"/></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pan text:style-name="OrgSrcFontLockDocFace">"自動的に出力バッファに移動"</text:span></text:p>
      <text:p text:style-name="OrgSrcBlock"><text:s/><text:s/><text:s/><text:s/>(<text:span text:style-name="OrgSrcFontLockKeywordFace">interactive</text:span>)</text:p>
      <text:p text:style-name="OrgSrcBlock"><text:s/><text:s/><text:s/><text:s/>(call-interactively<text:s/>'ag)</text:p>
      <text:p text:style-name="OrgSrcBlock"><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9e58822"/>
<text:bookmark text:name="org9e58822"/>基本キーバインド
<text:bookmark-end text:name="OrgXref.org9e5882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9993af9"/>
<text:bookmark text:name="org9993af9"/>ナローイングするか
<text:bookmark-end text:name="OrgXref.org9993af9"/></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5ce9861"/>
<text:bookmark text:name="org5ce9861"/>バッファの終わりでのnewlineを禁止する
<text:bookmark-end text:name="OrgXref.org5ce9861"/></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c9bf330"/>
<text:bookmark text:name="orgc9bf330"/>常に最終行に一行追加する
<text:bookmark-end text:name="OrgXref.orgc9bf330"/></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f0a4d76"/>
<text:bookmark text:name="orgf0a4d76"/>長い文章を右端で常に折り返す
<text:bookmark-end text:name="OrgXref.orgf0a4d76"/></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bc86638"/>
<text:bookmark text:name="orgbc86638"/>バッファが外部から編集された場合に自動で再読み込みする
<text:bookmark-end text:name="OrgXref.orgbc86638"/></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262afed"/>
<text:bookmark text:name="org262afed"/>[uniquify.el] 同じバッファ名が開かれた場合に区別する
<text:bookmark-end text:name="OrgXref.org262afed"/></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103325"/>
<text:bookmark text:name="org0103325"/>マウスで選択した領域を自動コピー
<text:bookmark-end text:name="OrgXref.org010332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5486912"/>
<text:bookmark text:name="org5486912"/>パッケージ管理
<text:bookmark-end text:name="OrgXref.org548691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6fe9b5"/>
<text:bookmark text:name="orgd6fe9b5"/>[cask-mode.el] モード設定
<text:bookmark-end text:name="OrgXref.orgd6fe9b5"/></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e0b8f31"/>
<text:bookmark text:name="orge0b8f31"/>Cask のセットアップ
<text:bookmark-end text:name="OrgXref.orge0b8f31"/></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6aa0e5"/>
<text:bookmark text:name="org96aa0e5"/>load-path を一箇所にして起動を高速化
<text:bookmark-end text:name="OrgXref.org96aa0e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2f57ddc"/>
<text:bookmark text:name="org2f57ddc"/>[paradox.el] パッケージ選択画面の改善
<text:bookmark-end text:name="OrgXref.org2f57dd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cdfddea"/>
<text:bookmark text:name="orgcdfddea"/>インデント
<text:bookmark-end text:name="OrgXref.orgcdfddea"/></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76b91b"/>
<text:bookmark text:name="org376b91b"/>[aggressive-indent] 即時バッファ整形
<text:bookmark-end text:name="OrgXref.org376b91b"/></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b5d3025"/>
<text:bookmark text:name="orgb5d3025"/>[ws-butler.el] 不要なスペースを自動除去
<text:bookmark-end text:name="OrgXref.orgb5d302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eef3b23"/>
<text:bookmark text:name="orgeef3b23"/>ファイルリンクを辿る時に確認のメッセージを出さない
<text:bookmark-end text:name="OrgXref.orgeef3b2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53c32cc"/>
<text:bookmark text:name="org53c32cc"/>MBPビルド用設定
<text:bookmark-end text:name="OrgXref.org53c32cc"/></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1e6a7cb"/>
<text:bookmark text:name="org1e6a7cb"/>NSビルド用設定<text:tab/><text:span text:style-name="OrgTags">[<text:span text:style-name="OrgTag">Mac</text:span>]</text:span>
<text:bookmark-end text:name="OrgXref.org1e6a7cb"/></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ns-ime-auto-correct<text:s/><text:span text:style-name="OrgSrcFontLockStringFace">"init"</text:span><text:s/>nil)</text:p>
      <text:p text:style-name="OrgSrcBlock"><text:s/><text:s/><text:s/><text:s/>(<text:span text:style-name="OrgSrcFontLockKeywordFace">defun</text:span><text:s/><text:span text:style-name="OrgSrcFontLockFunctionNameFace">ns-ime-auto-correct</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unless</text:span><text:s/>(mac-toggle-input-method<text:s/>nil)</text:p>
      <text:p text:style-name="OrgSrcBlock"><text:s/><text:s/><text:s/><text:s/><text:s/><text:s/><text:s/><text:s/><text:s/><text:s/><text:s/><text:s/>(my:ime-on))</text:p>
      <text:p text:style-name="OrgSrcBlock"><text:s/><text:s/><text:s/><text:s/><text:s/><text:s/><text:s/><text:s/>(<text:span text:style-name="OrgSrcFontLockKeywordFace">when</text:span><text:s/>(mac-toggle-input-method<text:s/>t)</text:p>
      <text:p text:style-name="OrgSrcBlock"><text:s/><text:s/><text:s/><text:s/><text:s/><text:s/><text:s/><text:s/><text:s/><text:s/>(my:ime-off))))</text:p>
      <text:p text:style-name="OrgSrcBlock"><text:s/><text:s/><text:s/><text:s/>(add-hook<text:s/>'focus-in-hook<text:s/>#'ns-ime-auto-correct))</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1df7e51"/>
<text:bookmark text:name="org1df7e51"/>カーソル移動
<text:bookmark-end text:name="OrgXref.org1df7e5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c846a0b"/>
<text:bookmark text:name="orgc846a0b"/>バッファ内のカーソル移動
<text:bookmark-end text:name="OrgXref.orgc846a0b"/></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abf09f0"/>
<text:bookmark text:name="orgabf09f0"/>バッファ間のカーソル移動
<text:bookmark-end text:name="OrgXref.orgabf09f0"/></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16d1ffd"/>
<text:bookmark text:name="org16d1ffd"/>スクロールを制御
<text:bookmark-end text:name="OrgXref.org16d1ff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99d215"/>
<text:bookmark text:name="org399d215"/>スクロールで表示を重複させる行数
<text:bookmark-end text:name="OrgXref.org399d21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0cf7c2d"/>
<text:bookmark text:name="org0cf7c2d"/>[SmoothScroll.el] カーソル固定でスクロールする
<text:bookmark-end text:name="OrgXref.org0cf7c2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576d4fb"/>
<text:bookmark text:name="org576d4fb"/>[smooth-scroll.el] 滑らかなスクロール
<text:bookmark-end text:name="OrgXref.org576d4fb"/></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fd5e9ef"/>
<text:bookmark text:name="orgfd5e9ef"/>[point-undo.el] カーソル位置を簡単にたどる
<text:bookmark-end text:name="OrgXref.orgfd5e9ef"/></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7cb7fa0"/>
<text:bookmark text:name="org7cb7fa0"/>[cycle-buffer.el] カレントバッファの表示切り替え
<text:bookmark-end text:name="OrgXref.org7cb7fa0"/></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1367b90"/>
<text:bookmark text:name="org1367b90"/>[bm.el] カーソル位置をブックマークして追う
<text:bookmark-end text:name="OrgXref.org1367b90"/></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1ca3162"/>
<text:bookmark text:name="org1ca3162"/>[centered-cursor-mode.el] カーソル位置をバッファ中央に固定
<text:bookmark-end text:name="OrgXref.org1ca316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75c0a11"/>
<text:bookmark text:name="org75c0a11"/>[back-button] マークをたどる
<text:bookmark-end text:name="OrgXref.org75c0a11"/></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14f84a6"/>
<text:bookmark text:name="org14f84a6"/>[smart-mark] C-g後に元の場所へカーソルを戻す
<text:bookmark-end text:name="OrgXref.org14f84a6"/></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e317567"/>
<text:bookmark text:name="orge317567"/>[syntax-subword.el] M-f で移動する位置をより密にする
<text:bookmark-end text:name="OrgXref.orge317567"/></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3d30545"/>
<text:bookmark text:name="org3d30545"/>[goto-chg.el] 編集箇所を簡単に辿る
<text:bookmark-end text:name="OrgXref.org3d30545"/></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e9f2cbb"/>
<text:bookmark text:name="orge9f2cbb"/>編集サポート
<text:bookmark-end text:name="OrgXref.orge9f2cbb"/></text:h>
      <text:h text:style-name="Heading_20_2" text:outline-level="2" text:is-list-header="false">
<text:bookmark-start text:name="OrgXref.org4b27592"/>
<text:bookmark text:name="org4b27592"/>矩形編集／連番入力
<text:bookmark-end text:name="OrgXref.org4b27592"/></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e0e9af"/>
<text:bookmark text:name="orgae0e9af"/>Yank時に装飾を取る
<text:bookmark-end text:name="OrgXref.orgae0e9af"/></text:h>
      <text:p text:style-name="OrgSrcBlockLastLine">(<text:span text:style-name="OrgSrcFontLockKeywordFace">setq</text:span><text:s/>yank-excluded-properties<text:s/>t)</text:p>
      <text:h text:style-name="Heading_20_2" text:outline-level="2" text:is-list-header="false">
<text:bookmark-start text:name="OrgXref.orgee7bebe"/>
<text:bookmark text:name="orgee7bebe"/>ファイル保存時に時間を記録する
<text:bookmark-end text:name="OrgXref.orgee7bebe"/></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b4fc3c3"/>
<text:bookmark text:name="orgb4fc3c3"/>選択リージョンを使って検索
<text:bookmark-end text:name="OrgXref.orgb4fc3c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f5b333f"/>
<text:bookmark text:name="orgf5b333f"/>ChangeLog モード
<text:bookmark-end text:name="OrgXref.orgf5b333f"/></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b542e0"/>
<text:bookmark text:name="org8b542e0"/>テキストモード
<text:bookmark-end text:name="OrgXref.org8b542e0"/></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c3053ca"/>
<text:bookmark text:name="orgc3053ca"/>C/C++モード
<text:bookmark-end text:name="OrgXref.orgc3053ca"/></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dc064f0"/>
<text:bookmark text:name="orgdc064f0"/>C#モード
<text:bookmark-end text:name="OrgXref.orgdc064f0"/></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a980a57"/>
<text:bookmark text:name="orga980a57"/>Infoモード
<text:bookmark-end text:name="OrgXref.orga980a57"/></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7fb37e1"/>
<text:bookmark text:name="org7fb37e1"/>Rモード
<text:bookmark-end text:name="OrgXref.org7fb37e1"/></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4792591"/>
<text:bookmark text:name="org4792591"/>nXMLモード
<text:bookmark-end text:name="OrgXref.org4792591"/></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00f635"/>
<text:bookmark text:name="orge00f635"/>yamlモード
<text:bookmark-end text:name="OrgXref.orge00f635"/></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d16413"/>
<text:bookmark text:name="orgbd16413"/>jsonモード
<text:bookmark-end text:name="OrgXref.orgbd1641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eccef33"/>
<text:bookmark text:name="orgeccef33"/>javascriptモード
<text:bookmark-end text:name="OrgXref.orgeccef3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ebd8b2"/>
<text:bookmark text:name="org8ebd8b2"/>csvモード
<text:bookmark-end text:name="OrgXref.org8ebd8b2"/></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d59e31b"/>
<text:bookmark text:name="orgd59e31b"/>asciiモード
<text:bookmark-end text:name="OrgXref.orgd59e31b"/></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06c8f08"/>
<text:bookmark text:name="org06c8f08"/>esモード
<text:bookmark-end text:name="OrgXref.org06c8f08"/></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b327e1"/>
<text:bookmark text:name="org0b327e1"/>gnuplotモード
<text:bookmark-end text:name="OrgXref.org0b327e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34b14fd"/>
<text:bookmark text:name="org34b14fd"/>markdown-mode
<text:bookmark-end text:name="OrgXref.org34b14f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adbc16c"/>
<text:bookmark text:name="orgadbc16c"/>cmakeモード
<text:bookmark-end text:name="OrgXref.orgadbc16c"/></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8de87ed"/>
<text:bookmark text:name="org8de87ed"/>スペルチェック
<text:bookmark-end text:name="OrgXref.org8de87ed"/></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日本語変換時にASCIIに変わってしまうなど希望の動作にならないので，今のところ<text:s/>aspell<text:s/>を優先する．</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8397617"/>
<text:bookmark text:name="org8397617"/>リアルタイムスペルチェック
<text:bookmark-end text:name="OrgXref.org8397617"/></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c4c7fd0"/>
<text:bookmark text:name="orgc4c7fd0"/>[latex-math-preview.el] TeX数式をプレビュー
<text:bookmark-end text:name="OrgXref.orgc4c7fd0"/></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64faa43"/>
<text:bookmark text:name="org64faa43"/>[po-mode.el] 翻訳ファイルの編集
<text:bookmark-end text:name="OrgXref.org64faa43"/></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195383"/>
<text:bookmark text:name="org0195383"/>[word-count.el] リージョン内の文字をカウントする
<text:bookmark-end text:name="OrgXref.org0195383"/></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7b5edc7"/>
<text:bookmark text:name="org7b5edc7"/>[yatex.el] YaTeXモード
<text:bookmark-end text:name="OrgXref.org7b5edc7"/></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d62f2b0"/>
<text:bookmark text:name="orgd62f2b0"/>[auxtex.el] AUCTEXモード
<text:bookmark-end text:name="OrgXref.orgd62f2b0"/></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ed3533e"/>
<text:bookmark text:name="orged3533e"/>[display-time-world-mode] 世界時計
<text:bookmark-end text:name="OrgXref.orged3533e"/></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28a320c"/>
<text:bookmark text:name="org28a320c"/>[yasnippet.el] Emacs用のテンプレートシステム
<text:bookmark-end text:name="OrgXref.org28a320c"/></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76d0821"/>
<text:bookmark text:name="org76d0821"/>[sdic.el] 英辞郎で英単語を調べる
<text:bookmark-end text:name="OrgXref.org76d0821"/></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3e8a180"/>
<text:bookmark text:name="org3e8a180"/>[osx-dictionary.el] MacOSのdictionary.appで辞書をひく
<text:bookmark-end text:name="OrgXref.org3e8a180"/></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7a8ff47"/>
<text:bookmark text:name="org7a8ff47"/>MacOSのdictionary.appでCOBUILD5の辞書をひく（旧）
<text:bookmark-end text:name="OrgXref.org7a8ff47"/></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d1cd36d"/>
<text:bookmark text:name="orgd1cd36d"/>マイナーモード化
<text:bookmark-end text:name="OrgXref.orgd1cd36d"/></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1ac8dd1"/>
<text:bookmark text:name="org1ac8dd1"/>キーバインド
<text:bookmark-end text:name="OrgXref.org1ac8dd1"/></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c638538"/>
<text:bookmark text:name="orgc638538"/>[lookup.el] 辞書
<text:bookmark-end text:name="OrgXref.orgc638538"/></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04d07c9"/>
<text:bookmark text:name="org04d07c9"/>[cacoo] Cacoo で描く
<text:bookmark-end text:name="OrgXref.org04d07c9"/></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c7b2436"/>
<text:bookmark text:name="orgc7b2436"/>[iedit] バッファ内の同じ文字列を一度に編集する
<text:bookmark-end text:name="OrgXref.orgc7b2436"/></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11060b"/>
<text:bookmark text:name="org711060b"/>[web-mode] HTML編集
<text:bookmark-end text:name="OrgXref.org711060b"/></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4cdbfb3"/>
<text:bookmark text:name="org4cdbfb3"/>[emmet-mode] zencoding の後継
<text:bookmark-end text:name="OrgXref.org4cdbfb3"/></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57f6ef2"/>
<text:bookmark text:name="org57f6ef2"/>[zencoding-mode] HTML編集の高速化（旧）
<text:bookmark-end text:name="OrgXref.org57f6ef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cf109c"/>
<text:bookmark text:name="orgbcf109c"/>[describe-number] 16進数などを確認
<text:bookmark-end text:name="OrgXref.orgbcf109c"/></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41bf4bd"/>
<text:bookmark text:name="org41bf4bd"/>[web-beautify.el] ソースコード整形
<text:bookmark-end text:name="OrgXref.org41bf4bd"/></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5b169a"/>
<text:bookmark text:name="orgb5b169a"/>[smartparens.el] 対応するカッコの挿入をアシスト
<text:bookmark-end text:name="OrgXref.orgb5b169a"/></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1e4aad7"/>
<text:bookmark text:name="org1e4aad7"/>[replace-from-region.el] 選択領域を別の文字列に置き換える
<text:bookmark-end text:name="OrgXref.org1e4aad7"/></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7607f7"/>
<text:bookmark text:name="orgd7607f7"/>[selected.el] リージョン選択時のアクションを制御
<text:bookmark-end text:name="OrgXref.orgd7607f7"/></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f176e1b"/>
<text:bookmark text:name="orgf176e1b"/>[helm-selected.el] selecte.el のアクション候補を絞り込み
<text:bookmark-end text:name="OrgXref.orgf176e1b"/></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2f3de45"/>
<text:bookmark text:name="org2f3de45"/><text:span text:style-name="OrgTodo">TODO</text:span> [git-complete.el] GIT grep を使う補完エンジン
<text:bookmark-end text:name="OrgXref.org2f3de45"/></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org1233be8"/>
<text:bookmark text:name="org1233be8"/>表示サポート
<text:bookmark-end text:name="OrgXref.org1233be8"/></text:h>
      <text:h text:style-name="Heading_20_2" text:outline-level="2" text:is-list-header="false">
<text:bookmark-start text:name="OrgXref.org9a5f19a"/>
<text:bookmark text:name="org9a5f19a"/>モードラインのモード名を短くする
<text:bookmark-end text:name="OrgXref.org9a5f19a"/></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8923073"/>
<text:bookmark text:name="org8923073"/>続・モードラインのモード名を短縮する
<text:bookmark-end text:name="OrgXref.org8923073"/></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32b51a4"/>
<text:bookmark text:name="org32b51a4"/>モードラインのNarrowを短くする
<text:bookmark-end text:name="OrgXref.org32b51a4"/></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3aeae38"/>
<text:bookmark text:name="org3aeae38"/>モードラインの節約（VC-mode編）
<text:bookmark-end text:name="OrgXref.org3aeae3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d9e8caf"/>
<text:bookmark text:name="orgd9e8caf"/>モードラインの色をカスタマイズする
<text:bookmark-end text:name="OrgXref.orgd9e8caf"/></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4b5808b"/>
<text:bookmark text:name="org4b5808b"/>色セット例
<text:bookmark-end text:name="OrgXref.org4b5808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af9b451"/>
<text:bookmark text:name="orgaf9b451"/>visible-bell のカスタマイズ
<text:bookmark-end text:name="OrgXref.orgaf9b45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c22b37c"/>
<text:bookmark text:name="orgc22b37c"/>常に <text:span text:style-name="Bold">scratch</text:span> を表示して起動する
<text:bookmark-end text:name="OrgXref.orgc22b37c"/></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720fb1e"/>
<text:bookmark text:name="org720fb1e"/>バッテリー情報をモードラインに表示する
<text:bookmark-end text:name="OrgXref.org720fb1e"/></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791d612"/>
<text:bookmark text:name="org791d612"/>スクロールバーを非表示にする
<text:bookmark-end text:name="OrgXref.org791d612"/></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ecd1ae2"/>
<text:bookmark text:name="orgecd1ae2"/>[yascroll] フリンジにスクロールバーを出す
<text:bookmark-end text:name="OrgXref.orgecd1ae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3d34e46"/>
<text:bookmark text:name="org3d34e46"/>ツールバーを非表示にする
<text:bookmark-end text:name="OrgXref.org3d34e46"/></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c11e8f1"/>
<text:bookmark text:name="orgc11e8f1"/>起動時のスプラッシュ画面を表示しない
<text:bookmark-end text:name="OrgXref.orgc11e8f1"/></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949e980"/>
<text:bookmark text:name="org949e980"/>カーソル行の行数をモードラインに表示する
<text:bookmark-end text:name="OrgXref.org949e98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7557c54"/>
<text:bookmark text:name="org7557c54"/>カーソル行の関数名をモードラインに表示する
<text:bookmark-end text:name="OrgXref.org7557c54"/></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abcdbce"/>
<text:bookmark text:name="orgabcdbce"/>時刻をモードラインに表示する
<text:bookmark-end text:name="OrgXref.orgabcdbce"/></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5be5dbd"/>
<text:bookmark text:name="org5be5dbd"/>対応するカッコをハイライトする
<text:bookmark-end text:name="OrgXref.org5be5dbd"/></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526e513"/>
<text:bookmark text:name="org526e513"/>全角スペースと行末タブ／半角スペースを強調表示する
<text:bookmark-end text:name="OrgXref.org526e513"/></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e245b6f"/>
<text:bookmark text:name="orge245b6f"/>バッファの終わりをフリンジで明示
<text:bookmark-end text:name="OrgXref.orge245b6f"/></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ad5f41"/>
<text:bookmark text:name="org5ad5f41"/>[migemo.el] ローマ字入力で日本語を検索する
<text:bookmark-end text:name="OrgXref.org5ad5f4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8043398"/>
<text:bookmark text:name="org8043398"/>[anything.el] 何でも絞り込みインターフェイス（旧）
<text:bookmark-end text:name="OrgXref.org804339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14af4a5"/>
<text:bookmark text:name="org14af4a5"/>[helm.el] 続・何でも絞り込みインターフェイス
<text:bookmark-end text:name="OrgXref.org14af4a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batch-build</text:p>
      <text:p text:style-name="OrgSrcBlock"><text:s/><text:s/><text:s/><text:s/><text:s/><text:s/>(recentf-mode<text:s/>1))</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593b0cb"/>
<text:bookmark text:name="org593b0cb"/>[stripe-buffer.el] テーブルの色をストライプにする
<text:bookmark-end text:name="OrgXref.org593b0c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86f4ad2"/>
<text:bookmark text:name="org86f4ad2"/>[rainbow-delimiters] 対応するカッコに色を付ける
<text:bookmark-end text:name="OrgXref.org86f4ad2"/></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ec794fd"/>
<text:bookmark text:name="orgec794fd"/>[git-gutter-fringe] 編集差分をフレーム端で視覚化
<text:bookmark-end text:name="OrgXref.orgec794fd"/></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2afdb2c"/>
<text:bookmark text:name="org2afdb2c"/>[zlc.el] find-file バッファを zsh ライクにする
<text:bookmark-end text:name="OrgXref.org2afdb2c"/></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cd030f1"/>
<text:bookmark text:name="orgcd030f1"/>[japanese-holidays] カレンダーをカラフルにする
<text:bookmark-end text:name="OrgXref.orgcd030f1"/></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d8b27e5"/>
<text:bookmark text:name="orgd8b27e5"/>[calendar.el] カレンダーで週番号を表示する
<text:bookmark-end text:name="OrgXref.orgd8b27e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48bd686"/>
<text:bookmark text:name="org48bd686"/>[guide-key] キーバインドの選択肢をポップアップする
<text:bookmark-end text:name="OrgXref.org48bd68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3908a58"/>
<text:bookmark text:name="org3908a58"/>[which-key] キーバインドの選択肢をポップアップする
<text:bookmark-end text:name="OrgXref.org3908a58"/></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6a1e007"/>
<text:bookmark text:name="org6a1e007"/>[stock-ticker] 株価をモードラインに表示
<text:bookmark-end text:name="OrgXref.org6a1e007"/></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b34b79"/>
<text:bookmark text:name="org7b34b79"/>[mode-icons] 使用中のモード表示をアイコンで代替
<text:bookmark-end text:name="OrgXref.org7b34b79"/></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12e4bc"/>
<text:bookmark text:name="org412e4bc"/>[highlight-symbol] 同じ名前のシンボルをハイライトする
<text:bookmark-end text:name="OrgXref.org412e4bc"/></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62cd188"/>
<text:bookmark text:name="org62cd188"/>[all-the-icons-dired] フォントを使ったアイコンを表示
<text:bookmark-end text:name="OrgXref.org62cd188"/></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78ccbc"/>
<text:bookmark text:name="orgd78ccbc"/>[eldoc.el] コンテクストに応じてヘルプを表示
<text:bookmark-end text:name="OrgXref.orgd78ccb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1" text:outline-level="1" text:is-list-header="false">
<text:bookmark-start text:name="OrgXref.orgb666449"/>
<text:bookmark text:name="orgb666449"/>メディアサポート
<text:bookmark-end text:name="OrgXref.orgb666449"/></text:h>
      <text:h text:style-name="Heading_20_2" text:outline-level="2" text:is-list-header="false">
<text:bookmark-start text:name="OrgXref.org76ca81b"/>
<text:bookmark text:name="org76ca81b"/>[bongo.el] Emacsのバッファで音楽ライブラリを管理する
<text:bookmark-end text:name="OrgXref.org76ca81b"/></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97bd69d"/>
<text:bookmark text:name="org97bd69d"/>[emms.el] メディアプレーヤー
<text:bookmark-end text:name="OrgXref.org97bd69d"/></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s/>emms-play-playlist<text:s/>emms-play-directory)</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s/>(emms-track-description</text:p>
      <text:p text:style-name="OrgSrcBlock"><text:s/><text:s/><text:s/><text:s/><text:s/><text:s/><text:s/><text:s/><text:s/><text:s/><text:s/><text:s/><text:s/><text:s/><text:s/><text:s/><text:s/><text:s/><text:s/><text:s/><text:s/><text:s/><text:s/><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text:s/><text:s/><text:s/><text:s/><text:s/><text:s/>(message<text:s/><text:span text:style-name="OrgSrcFontLockStringFace">"---<text:s/>mpv<text:s/>is<text:s/>NOT<text:s/>installed."</text:span>))</text:p>
      <text:p text:style-name="OrgSrcBlock"/>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LastLine"><text:s/><text:s/><text:s/><text:s/><text:s/><text:s/>(global-set-key<text:s/>(kbd<text:s/>(concat<text:s/>base<text:s/><text:span text:style-name="OrgSrcFontLockStringFace">"SPC"</text:span>))<text:s/>'emms-pause))))</text:p>
      <text:h text:style-name="Heading_20_2" text:outline-level="2" text:is-list-header="false">
<text:bookmark-start text:name="OrgXref.org97cc910"/>
<text:bookmark text:name="org97cc910"/>[GoogleMaps.el] GoogleMaps を Emacs 内で使う
<text:bookmark-end text:name="OrgXref.org97cc910"/></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b142b5"/>
<text:bookmark text:name="orgeb142b5"/>[org-google-weather.el] org-agenda に天気を表示する
<text:bookmark-end text:name="OrgXref.orgeb142b5"/></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ebdbd27"/>
<text:bookmark text:name="orgebdbd27"/>[japanlaw.el] Emacs 電子六法
<text:bookmark-end text:name="OrgXref.orgebdbd27"/></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9048ad3"/>
<text:bookmark text:name="org9048ad3"/>[sunshine.el] 天気を知る
<text:bookmark-end text:name="OrgXref.org9048ad3"/></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3dbf02d"/>
<text:bookmark text:name="org3dbf02d"/>履歴／ファイル管理
<text:bookmark-end text:name="OrgXref.org3dbf02d"/></text:h>
      <text:h text:style-name="Heading_20_2" text:outline-level="2" text:is-list-header="false">
<text:bookmark-start text:name="OrgXref.org6372d3f"/>
<text:bookmark text:name="org6372d3f"/>[dired] ファイラのサポートツール
<text:bookmark-end text:name="OrgXref.org6372d3f"/></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218f6ca"/>
<text:bookmark text:name="org218f6ca"/>Undoバッファを無限に取る
<text:bookmark-end text:name="OrgXref.org218f6ca"/></text:h>
      <text:p text:style-name="OrgSrcBlockLastLine">(<text:span text:style-name="OrgSrcFontLockKeywordFace">setq</text:span><text:s/>undo-outer-limit<text:s/>nil)</text:p>
      <text:h text:style-name="Heading_20_2" text:outline-level="2" text:is-list-header="false">
<text:bookmark-start text:name="OrgXref.orge519c3c"/>
<text:bookmark text:name="orge519c3c"/>[undo-tree] 編集履歴をわかりやすくたどる
<text:bookmark-end text:name="OrgXref.orge519c3c"/></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7fc1190"/>
<text:bookmark text:name="org7fc1190"/>バッファ保存時にバックアップファイルを生成する
<text:bookmark-end text:name="OrgXref.org7fc1190"/></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559693"/>
<text:bookmark text:name="org3559693"/>バッファ保存時にバックアップを生成させない
<text:bookmark-end text:name="OrgXref.org3559693"/></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4d4e5e5"/>
<text:bookmark text:name="org4d4e5e5"/>ミニバッファの履歴を保存しリストアする
<text:bookmark-end text:name="OrgXref.org4d4e5e5"/></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d996ef3"/>
<text:bookmark text:name="orgd996ef3"/>履歴サイズを大きくする
<text:bookmark-end text:name="OrgXref.orgd996ef3"/></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c1481ac"/>
<text:bookmark text:name="orgc1481ac"/>Emacs終了時に開いていたバッファを起動時に復元する
<text:bookmark-end text:name="OrgXref.orgc1481a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aec9e5e"/>
<text:bookmark text:name="orgaec9e5e"/>最近開いたファイルリストを保持
<text:bookmark-end text:name="OrgXref.orgaec9e5e"/></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626d74"/>
<text:bookmark text:name="org9626d74"/>深夜にバッファを自動整理する
<text:bookmark-end text:name="OrgXref.org9626d74"/></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8111e69"/>
<text:bookmark text:name="org8111e69"/>[auto-save-buffers.el] 一定間隔でバッファを保存する
<text:bookmark-end text:name="OrgXref.org8111e6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de2648a"/>
<text:bookmark text:name="orgde2648a"/>[backup-dir.el] バックアップファイルを一箇所に集める
<text:bookmark-end text:name="OrgXref.orgde2648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02cee8d"/>
<text:bookmark text:name="org02cee8d"/>[backup-each-save] クラッシュに備える
<text:bookmark-end text:name="OrgXref.org02cee8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7c5a6f9"/>
<text:bookmark text:name="org7c5a6f9"/>特定のファイルを Dropbox 以下にバックアップする
<text:bookmark-end text:name="OrgXref.org7c5a6f9"/></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efd4c9d"/>
<text:bookmark text:name="orgefd4c9d"/>[session.el] 様々な履歴を保存し復元に利用する
<text:bookmark-end text:name="OrgXref.orgefd4c9d"/></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a9411b6"/>
<text:bookmark text:name="orga9411b6"/>[wakatime-mode.el] WakaTime を利用して作業記録する
<text:bookmark-end text:name="OrgXref.orga9411b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8a5f754"/>
<text:bookmark text:name="org8a5f754"/>[neotree.el] ディレクトリ情報をツリー表示
<text:bookmark-end text:name="OrgXref.org8a5f75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d356561"/>
<text:bookmark text:name="orgd356561"/>[osx-trash] system-move-file-to-trash を有効にする
<text:bookmark-end text:name="OrgXref.orgd356561"/></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0082549"/>
<text:bookmark text:name="org0082549"/><text:span text:style-name="OrgTodo">TODO</text:span> [helpful] リッチなヘルプページ
<text:bookmark-end text:name="OrgXref.org0082549"/></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fe7dd47"/>
<text:bookmark text:name="orgfe7dd47"/>[keyfreq.el] コマンドログ
<text:bookmark-end text:name="OrgXref.orgfe7dd47"/></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5780c84"/>
<text:bookmark text:name="org5780c84"/>開発サポート
<text:bookmark-end text:name="OrgXref.org5780c84"/></text:h>
      <text:h text:style-name="Heading_20_2" text:outline-level="2" text:is-list-header="false">
<text:bookmark-start text:name="OrgXref.orge9168d2"/>
<text:bookmark text:name="orge9168d2"/>便利キーバインド
<text:bookmark-end text:name="OrgXref.orge9168d2"/></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b8f2943"/>
<text:bookmark text:name="orgb8f2943"/>[gist.el] Gist インターフェイス
<text:bookmark-end text:name="OrgXref.orgb8f2943"/></text:h>
      <text:p text:style-name="OrgSrcBlockLastLine">(autoload-if-found<text:s/>'(gist)<text:s/><text:span text:style-name="OrgSrcFontLockStringFace">"gist"</text:span><text:s/>nil<text:s/>t)</text:p>
      <text:h text:style-name="Heading_20_2" text:outline-level="2" text:is-list-header="false">
<text:bookmark-start text:name="OrgXref.orgee151fa"/>
<text:bookmark text:name="orgee151fa"/>[doxymacs.el] Doxygen のコメントを簡単に入力する
<text:bookmark-end text:name="OrgXref.orgee151fa"/></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ab0877f"/>
<text:bookmark text:name="orgab0877f"/>[matlab.el] Matlab用の設定<text:tab/><text:span text:style-name="OrgTags">[<text:span text:style-name="OrgTag">Mac</text:span>]</text:span>
<text:bookmark-end text:name="OrgXref.orgab0877f"/></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a9a0cc"/>
<text:bookmark text:name="org5a9a0cc"/>[flycheck.el] 構文エラー表示
<text:bookmark-end text:name="OrgXref.org5a9a0cc"/></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f6cd352"/>
<text:bookmark text:name="orgf6cd352"/>[auto-complete.el] 自動補完機能
<text:bookmark-end text:name="OrgXref.orgf6cd352"/></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da78f13"/>
<text:bookmark text:name="orgda78f13"/>[auto-complete-clang.el] オムニ補完
<text:bookmark-end text:name="OrgXref.orgda78f13"/></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dd9ae29"/>
<text:bookmark text:name="orgdd9ae29"/>References
<text:bookmark-end text:name="OrgXref.orgdd9ae29"/></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25e9854"/>
<text:bookmark text:name="org25e9854"/>[hideshowvis.el] 関数の表示／非表示
<text:bookmark-end text:name="OrgXref.org25e9854"/></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9e90176"/>
<text:bookmark text:name="org9e90176"/>[origami.el] 関数の折りたたみ
<text:bookmark-end text:name="OrgXref.org9e90176"/></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3b11347"/>
<text:bookmark text:name="org3b11347"/>[quickrun.el] お手軽ビルド
<text:bookmark-end text:name="OrgXref.org3b1134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ef09f6c"/>
<text:bookmark text:name="orgef09f6c"/>[ggtags.el] タグジャンプ
<text:bookmark-end text:name="OrgXref.orgef09f6c"/></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f628593"/>
<text:bookmark text:name="orgf628593"/>[0xc] N進数変換
<text:bookmark-end text:name="OrgXref.orgf628593"/></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371c23e"/>
<text:bookmark text:name="org371c23e"/><text:span text:style-name="OrgTodo">TODO</text:span> [EditorConfig] コードスタイルの強制
<text:bookmark-end text:name="OrgXref.org371c23e"/></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2b808b3"/>
<text:bookmark text:name="org2b808b3"/>[uuid.el] UUID の生成
<text:bookmark-end text:name="OrgXref.org2b808b3"/></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83d98ad"/>
<text:bookmark text:name="org83d98ad"/>[hexl.el] バイナリファイルを開く
<text:bookmark-end text:name="OrgXref.org83d98ad"/></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8742322"/>
<text:bookmark text:name="org8742322"/>[package-lint.el] MEPLA登録用Lint
<text:bookmark-end text:name="OrgXref.org8742322"/></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3a65be1"/>
<text:bookmark text:name="org3a65be1"/><text:span text:style-name="OrgTodo">TODO</text:span> [cov] カバレッジの状態をフリンジで確認
<text:bookmark-end text:name="OrgXref.org3a65be1"/></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de408f7"/>
<text:bookmark text:name="orgde408f7"/><text:span text:style-name="OrgTodo">TODO</text:span> [projectile.el] ディレクトリ単位でファイル群をプロジェクト扱いする
<text:bookmark-end text:name="OrgXref.orgde408f7"/></text:h>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KeywordFace">setq</text:span><text:s/>projectile-completion-system<text:s/>'helm))</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1b855ce"/>
<text:bookmark text:name="org1b855ce"/><text:span text:style-name="OrgTodo">TODO</text:span> [magit.el] Gitクライアント
<text:bookmark-end text:name="OrgXref.org1b855ce"/></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12394cc"/>
<text:bookmark text:name="org12394cc"/>Org Mode
<text:bookmark-end text:name="OrgXref.org12394cc"/></text:h>
      <text:h text:style-name="Heading_20_2" text:outline-level="2" text:is-list-header="false">
<text:bookmark-start text:name="OrgXref.orgaa08cd2"/>
<text:bookmark text:name="orgaa08cd2"/>基本設定
<text:bookmark-end text:name="OrgXref.orgaa08cd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38900b5"/>
<text:bookmark text:name="org38900b5"/>contribution を使う
<text:bookmark-end text:name="OrgXref.org38900b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5c7af15"/>
<text:bookmark text:name="org5c7af15"/>iCal との連携
<text:bookmark-end text:name="OrgXref.org5c7af1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1adb29"/>
<text:bookmark text:name="orgc1adb29"/>スピードコマンド
<text:bookmark-end text:name="OrgXref.orgc1adb29"/></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ancel-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ancel-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464fba3"/>
<text:bookmark text:name="org464fba3"/>Pomodoro
<text:bookmark-end text:name="OrgXref.org464fba3"/></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通知を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90"</text:span>)</text:p>
      <text:p text:style-name="OrgSrcBlock"><text:s/><text:s/>(<text:span text:style-name="OrgSrcFontLockKeywordFace">setq</text:span><text:s/>growl-pomodoro-default-task-name<text:s/><text:span text:style-name="OrgSrcFontLockStringFace">"Time<text:s/>is<text:s/>up!"</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LastLine"><text:s/><text:s/>(add-hook<text:s/>'org-timer-done-hook<text:s/>#'growl-pomodoro-timer))</text:p>
      <text:h text:style-name="Heading_20_2" text:outline-level="2" text:is-list-header="false">
<text:bookmark-start text:name="OrgXref.org147d8ec"/>
<text:bookmark text:name="org147d8ec"/>face 関連
<text:bookmark-end text:name="OrgXref.org147d8ec"/></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30d5ab5"/>
<text:bookmark text:name="org30d5ab5"/><text:span text:style-name="OrgTodo">TODO</text:span> キーワードのカスタマイズ
<text:bookmark-end text:name="OrgXref.org30d5ab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1ad41d2"/>
<text:bookmark text:name="org1ad41d2"/>ImageMagick を使って様々な画像をインライン表示する
<text:bookmark-end text:name="OrgXref.org1ad41d2"/></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0d092a5"/>
<text:bookmark text:name="org0d092a5"/>[org-agenda] タスク／予定管理
<text:bookmark-end text:name="OrgXref.org0d092a5"/></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8ba77b"/>
<text:bookmark text:name="orga8ba77b"/><text:span text:style-name="OrgTodo">TODO</text:span> [orgbox.el] スケジュール追加のわかりやすい入力
<text:bookmark-end text:name="OrgXref.orga8ba77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b25e9a5"/>
<text:bookmark text:name="orgb25e9a5"/><text:span text:style-name="OrgTodo">TODO</text:span> [org-review.el] レビューフローのサポート
<text:bookmark-end text:name="OrgXref.orgb25e9a5"/></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08e203d"/>
<text:bookmark text:name="org08e203d"/>[appt.el] アラーム設定
<text:bookmark-end text:name="OrgXref.org08e203d"/></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a0c48d3"/>
<text:bookmark text:name="orga0c48d3"/>[org-capture] 高速にメモを取る
<text:bookmark-end text:name="OrgXref.orga0c48d3"/></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that<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cf9b6c7"/>
<text:bookmark text:name="orgcf9b6c7"/>[org-refile] orgツリーの高速移動
<text:bookmark-end text:name="OrgXref.orgcf9b6c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21584ab"/>
<text:bookmark text:name="org21584ab"/>[org-babel] 基本設定
<text:bookmark-end text:name="OrgXref.org21584a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d6e128c"/>
<text:bookmark text:name="orgd6e128c"/>[org-babel] ソースブロックの入力キーをカスタマイズ
<text:bookmark-end text:name="OrgXref.orgd6e128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2ad85d2"/>
<text:bookmark text:name="org2ad85d2"/>[MobileOrg] iOS との連携
<text:bookmark-end text:name="OrgXref.org2ad85d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37ee9dd"/>
<text:bookmark text:name="org37ee9dd"/>[org-tree-slide] Org でプレゼンテーション
<text:bookmark-end text:name="OrgXref.org37ee9dd"/></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26f157b"/>
<text:bookmark text:name="org26f157b"/>[org-tree-slide] クロックインとアウトを自動化する
<text:bookmark-end text:name="OrgXref.org26f157b"/></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Text_20_body">導入等は，<text:a xlink:type="simple" xlink:href="https://qiita.com/takaxp/items/6b2d1e05e7ce4517274d">記事</text:a>を参照してください．<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1317ec"/>
<text:bookmark text:name="org71317ec"/>[org-tree-slide] 特定のツリーをプロポーショナルフォントで表示する
<text:bookmark-end text:name="OrgXref.org71317ec"/></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085aac7"/>
<text:bookmark text:name="org085aac7"/>[org-tree-slide] ヘッドラインをリッチにする
<text:bookmark-end text:name="OrgXref.org085aac7"/></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ee6706d"/>
<text:bookmark text:name="orgee6706d"/><text:span text:style-name="OrgTodo">TODO</text:span> [org-tree-slide] BEGIN_SRCとEND_SRCを消して背景色を変える
<text:bookmark-end text:name="OrgXref.orgee6706d"/></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67d7e1d"/>
<text:bookmark text:name="org67d7e1d"/><text:span text:style-name="OrgTodo">TODO</text:span> [org-fstree] ディレクトリ構造を読み取る
<text:bookmark-end text:name="OrgXref.org67d7e1d"/></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e14cf11"/>
<text:bookmark text:name="orge14cf11"/>[calfw-org] calfw に org の予定を表示する
<text:bookmark-end text:name="OrgXref.orge14cf1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b3c2659"/>
<text:bookmark text:name="orgb3c2659"/>[org-export-generic] エクスポート機能を拡張する
<text:bookmark-end text:name="OrgXref.orgb3c265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34d07aa"/>
<text:bookmark text:name="org34d07aa"/><text:span text:style-name="OrgTodo">TODO</text:span> [ox] 出力形式の拡張
<text:bookmark-end text:name="OrgXref.org34d07aa"/></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33ee9ac"/>
<text:bookmark text:name="org33ee9ac"/>[org-odt] ODT形式に出力
<text:bookmark-end text:name="OrgXref.org33ee9a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32abed"/>
<text:bookmark text:name="org532abed"/>[ox-twbs] Twitter Bootstrap 互換のHTML出力
<text:bookmark-end text:name="OrgXref.org532abed"/></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3c2efbc"/>Listing <text:sequence text:ref-name="org3c2efbc"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826b8b3"/>
<text:bookmark text:name="org826b8b3"/>[org-crypt] ツリーを暗号化する
<text:bookmark-end text:name="OrgXref.org826b8b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a35887e"/>
<text:bookmark text:name="orga35887e"/>[org-mac-link] 外部アプリから情報を取る
<text:bookmark-end text:name="OrgXref.orga35887e"/></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3003e1e"/>
<text:bookmark text:name="org3003e1e"/><text:span text:style-name="OrgTodo">TODO</text:span> Parers3.app からリンクを取得する
<text:bookmark-end text:name="OrgXref.org3003e1e"/></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c38d38e"/>
<text:bookmark text:name="orgc38d38e"/><text:span text:style-name="OrgTodo">TODO</text:span> Papers3.app のリンクを開けるようにする
<text:bookmark-end text:name="OrgXref.orgc38d38e"/></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8f4311"/>
<text:bookmark text:name="orge8f4311"/><text:span text:style-name="OrgTodo">TODO</text:span> [org-attach] 外部ファイルを紐付ける
<text:bookmark-end text:name="OrgXref.orge8f4311"/></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c8e1a00"/>
<text:bookmark text:name="orgc8e1a00"/><text:span text:style-name="OrgTodo">TODO</text:span> [org-screenshot] スクリーンショットを貼り付ける
<text:bookmark-end text:name="OrgXref.orgc8e1a00"/></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18559bf"/>
<text:bookmark text:name="org18559bf"/>[terminal-notifier] イベント通知
<text:bookmark-end text:name="OrgXref.org18559bf"/></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text:s/><text:s/><text:s/><text:s/>(add-hook<text:s/>'kill-emacs-hook<text:s/>#'my:org-clock-out-and-save-when-exit))</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323c9bb"/>
<text:bookmark text:name="org323c9bb"/>References
<text:bookmark-end text:name="OrgXref.org323c9bb"/></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7a2d889"/>
<text:bookmark text:name="org7a2d889"/>[org-grep] org ファイルを grep する
<text:bookmark-end text:name="OrgXref.org7a2d889"/></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b5239e0"/>
<text:bookmark text:name="orgb5239e0"/>[ox-reveal] ナイスなHTML5プレゼンテーション出力
<text:bookmark-end text:name="OrgXref.orgb5239e0"/></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9488e33"/>
<text:bookmark text:name="org9488e33"/>README を常に org-mode で開く
<text:bookmark-end text:name="OrgXref.org9488e33"/></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5666a09"/>
<text:bookmark text:name="org5666a09"/>Growlnotify と org-mode でアラーム管理
<text:bookmark-end text:name="OrgXref.org5666a09"/></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set-alarms-from-file<text:s/>trigger-file)</text:p>
      <text:p text:style-name="OrgSrcBlock"><text:s/><text:s/><text:s/><text:s/><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tr/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940d7a5"/>
<text:bookmark text:name="org940d7a5"/>org-mode の latex エクスポート関数をオーバーライド
<text:bookmark-end text:name="OrgXref.org940d7a5"/></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220b62b"/>
<text:bookmark text:name="org220b62b"/>[org-autolist] ブリッツの入力を簡単に
<text:bookmark-end text:name="OrgXref.org220b62b"/></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f749c79"/>
<text:bookmark text:name="orgf749c79"/>[org-dashboard] 進捗をプログレスバーで確認
<text:bookmark-end text:name="OrgXref.orgf749c79"/></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988a208"/>
<text:bookmark text:name="org988a208"/><text:span text:style-name="OrgTodo">TODO</text:span> [org-clock-today] 今日の総作業時間をモードラインに表示
<text:bookmark-end text:name="OrgXref.org988a20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eabb95c"/>
<text:bookmark text:name="orgeabb95c"/><text:span text:style-name="OrgTodo">TODO</text:span> [org-recent-headings] 訪問したツリーを記録し簡単に再訪問可能にする
<text:bookmark-end text:name="OrgXref.orgeabb95c"/></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a280ee6"/>
<text:bookmark text:name="orga280ee6"/><text:span text:style-name="OrgTodo">TODO</text:span> [orgnav] ツリーの検索インタフェース
<text:bookmark-end text:name="OrgXref.orga280ee6"/></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63eb7e"/>
<text:bookmark text:name="orgf63eb7e"/><text:span text:style-name="OrgTodo">TODO</text:span> [org-random-todo] ランダムにタスクを選ぶ
<text:bookmark-end text:name="OrgXref.orgf63eb7e"/></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32db63d"/>
<text:bookmark text:name="org32db63d"/><text:span text:style-name="OrgTodo">TODO</text:span> [toc-org] 目次の挿入
<text:bookmark-end text:name="OrgXref.org32db63d"/></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c9be7dc"/>
<text:bookmark text:name="orgc9be7dc"/>フレーム／ウィンドウ制御
<text:bookmark-end text:name="OrgXref.orgc9be7dc"/></text:h>
      <text:h text:style-name="Heading_20_2" text:outline-level="2" text:is-list-header="false">
<text:bookmark-start text:name="OrgXref.org772b497"/>
<text:bookmark text:name="org772b497"/>起動時の設定
<text:bookmark-end text:name="OrgXref.org772b497"/></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pan text:style-name="OrgSrcFontLockCommentDelimiterFace">;;<text:s/></text:span><text:span text:style-name="OrgSrcFontLockCommentFace">(width<text:s/>.<text:s/>80)<text:s/>;<text:s/>Width<text:s/><text:s/>:<text:s/>character<text:s/>count</text:span></text:p>
      <text:p text:style-name="OrgSrcBlock"><text:s/><text:s/><text:s/><text:s/><text:s/><text:s/><text:s/><text:s/><text:s/><text:s/><text:s/><text:span text:style-name="OrgSrcFontLockCommentDelimiterFace">;;<text:s/></text:span><text:span text:style-name="OrgSrcFontLockCommentFace">(height<text:s/>.<text:s/>36)</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2c6a7e5"/>
<text:bookmark text:name="org2c6a7e5"/>複数フレーム対応
<text:bookmark-end text:name="OrgXref.org2c6a7e5"/></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c14e827"/>
<text:bookmark text:name="orgc14e827"/>[e2wm.el] 二画面表示
<text:bookmark-end text:name="OrgXref.orgc14e827"/></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b29a16b"/>
<text:bookmark text:name="orgb29a16b"/>[moom.el] キーボードでフレームの場所を移す
<text:bookmark-end text:name="OrgXref.orgb29a16b"/></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fullscreen-font-size<text:s/>(moom-fullscreen-font-size))</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s/>#'moom--make-frame-height-ring)</text:p>
      <text:p text:style-name="OrgSrcBlock"><text:s/><text:s/><text:s/><text:s/>(add-hook<text:s/>'moom-after-fullscreen-hook<text:s/>#'moom-move-frame-to-center)</text:p>
      <text:p text:style-name="OrgSrcBlock"><text:s/><text:s/><text:s/><text:s/>(add-hook<text:s/>'moom-after-fullscreen-hook<text:s/>#'moom-print-status)</text:p>
      <text:p text:style-name="OrgSrcBlock"><text:s/><text:s/><text:s/><text:s/>(add-hook<text:s/>'moom-reset-font-size-hook<text:s/>#'moom-move-frame-to-center)</text:p>
      <text:p text:style-name="OrgSrcBlock"><text:s/><text:s/><text:s/><text:s/>(add-hook<text:s/>'moom-reset-font-size-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right<text:s/>edge<text:s/>of<text:s/>the<text:s/>window<text:s/>display</text:span></text:p>
      <text:p text:style-name="OrgSrcBlock"><text:s/><text:s/>(global-set-key<text:s/>(kbd<text:s/><text:span text:style-name="OrgSrcFontLockStringFace">"S-M-0"</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text:span text:style-name="OrgSrcFontLockKeywordFace">defun</text:span><text:s/><text:span text:style-name="OrgSrcFontLockFunctionNameFace">my:mid-font-size</text:span><text:s/>()</text:p>
      <text:p text:style-name="OrgSrcBlock"><text:s/><text:s/><text:s/><text:s/>(<text:span text:style-name="OrgSrcFontLockKeywordFace">interactive</text:span>)</text:p>
      <text:p text:style-name="OrgSrcBlock"><text:s/><text:s/><text:s/><text:s/>(moom-set-font-size-input</text:p>
      <text:p text:style-name="OrgSrcBlock"><text:s/><text:s/><text:s/><text:s/><text:s/>(/<text:s/>(+<text:s/>moom-init-font-size<text:s/>moom-fullscreen-font-size)<text:s/>2))</text:p>
      <text:p text:style-name="OrgSrcBlock"><text:s/><text:s/><text:s/><text:s/>(moom-move-frame-to-center)</text:p>
      <text:p text:style-name="OrgSrcBlock"><text:s/><text:s/><text:s/><text:s/>(moom-print-status))</text:p>
      <text:p text:style-name="OrgSrcBlock"><text:s/><text:s/>(global-set-key<text:s/>(kbd<text:s/><text:span text:style-name="OrgSrcFontLockStringFace">"C-x<text:s/>C-8"</text:span>)<text:s/>'my:mid-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text:span text:style-name="OrgSrcFontLockKeywordFace">defun</text:span><text:s/><text:span text:style-name="OrgSrcFontLockFunctionNameFace">my:increase-font-size</text:span><text:s/>()</text:p>
      <text:p text:style-name="OrgSrcBlock"><text:s/><text:s/><text:s/><text:s/>(<text:span text:style-name="OrgSrcFontLockKeywordFace">interactive</text:span>)</text:p>
      <text:p text:style-name="OrgSrcBlock"><text:s/><text:s/><text:s/><text:s/>(moom-in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increase-font-size)</text:p>
      <text:p text:style-name="OrgSrcBlock"><text:s/><text:s/>(<text:span text:style-name="OrgSrcFontLockKeywordFace">defun</text:span><text:s/><text:span text:style-name="OrgSrcFontLockFunctionNameFace">my:decrease-font-size</text:span><text:s/>()</text:p>
      <text:p text:style-name="OrgSrcBlock"><text:s/><text:s/><text:s/><text:s/>(<text:span text:style-name="OrgSrcFontLockKeywordFace">interactive</text:span>)</text:p>
      <text:p text:style-name="OrgSrcBlock"><text:s/><text:s/><text:s/><text:s/>(moom-de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decrease-font-size))</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c38ad6"/>
<text:bookmark text:name="orgec38ad6"/>[popwin.el] ポップアップウィンドウの制御
<text:bookmark-end text:name="OrgXref.orgec38ad6"/></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434247a"/>
<text:bookmark text:name="org434247a"/><text:span text:style-name="OrgTodo">TODO</text:span> [shackle.el] ポップアップウィンドウの制御
<text:bookmark-end text:name="OrgXref.org434247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c375b80"/>
<text:bookmark text:name="orgc375b80"/>[elscreen.el] Emacs バッファをタブ化
<text:bookmark-end text:name="OrgXref.orgc375b80"/></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293991"/>
<text:bookmark text:name="org0293991"/>[tabbar-ruler] バッファをタブ切り替え可能に
<text:bookmark-end text:name="OrgXref.org0293991"/></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3a8f48c"/>
<text:bookmark text:name="org3a8f48c"/>[winner-undo.el] ウィンドウ構成の履歴を辿る
<text:bookmark-end text:name="OrgXref.org3a8f48c"/></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3702bfa"/>
<text:bookmark text:name="org3702bfa"/>フォント／配色関連
<text:bookmark-end text:name="OrgXref.org3702bfa"/></text:h>
      <text:h text:style-name="Heading_20_2" text:outline-level="2" text:is-list-header="false">
<text:bookmark-start text:name="OrgXref.orgecfb85b"/>
<text:bookmark text:name="orgecfb85b"/>正規表現を見やすくする
<text:bookmark-end text:name="OrgXref.orgecfb85b"/></text:h>
      <text:p text:style-name="OrgSrcBlock">(set-face-foreground<text:s/>'font-lock-regexp-grouping-backslash<text:s/><text:span text:style-name="OrgSrcFontLockStringFace">"</text:span><text:span text:style-name="OrgSrcDefault0052">#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7fcd7c"/>
<text:bookmark text:name="orgb7fcd7c"/>設定ファイルを見やすくする
<text:bookmark-end text:name="OrgXref.orgb7fcd7c"/></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47e19b7"/>
<text:bookmark text:name="org47e19b7"/>カーソル行に色をつける
<text:bookmark-end text:name="OrgXref.org47e19b7"/></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ca444f5"/>
<text:bookmark text:name="orgca444f5"/>カーソルを点滅させない
<text:bookmark-end text:name="OrgXref.orgca444f5"/></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2b9a3f8"/>
<text:bookmark text:name="org2b9a3f8"/>カーソル位置のフォントを確認
<text:bookmark-end text:name="OrgXref.org2b9a3f8"/></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79addbb"/>
<text:bookmark text:name="org79addbb"/>フォント設定
<text:bookmark-end text:name="OrgXref.org79addb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 🔊</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text:span text:style-name="OrgSrcFontLockStringFace">"Monaco"</text:span>))</text:p>
      <text:p text:style-name="OrgSrcBlock"><text:s/><text:s/><text:s/><text:s/><text:s/><text:s/><text:s/><text:s/><text:s/><text:s/>(ja-font<text:s/>(<text:span text:style-name="OrgSrcFontLockKeywordFace">or</text:span><text:s/>ja<text:s/><text:span text:style-name="OrgSrcFontLockStringFace">"Migu<text:s/>2M"</text:span>)))</text:p>
      <text:p text:style-name="OrgSrcBlock"><text:s/><text:s/><text:s/><text:s/><text:s/><text:s/>(<text:span text:style-name="OrgSrcFontLockKeywordFace">with-eval-after-load</text:span><text:s/><text:span text:style-name="OrgSrcFontLockStringFace">"moom"</text:span></text:p>
      <text:p text:style-name="OrgSrcBlock"><text:s/><text:s/><text:s/><text:s/><text:s/><text:s/><text:s/><text:s/>(<text:span text:style-name="OrgSrcFontLockKeywordFace">setq</text:span><text:s/>moom-ascii-font<text:s/>ascii-font</text:p>
      <text:p text:style-name="OrgSrcBlock"><text:s/><text:s/><text:s/><text:s/><text:s/><text:s/><text:s/><text:s/><text:s/><text:s/><text:s/><text:s/><text:s/><text:s/>moom-ja-font<text:s/>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2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p>
      <text:h text:style-name="Heading_20_3" text:outline-level="3" text:is-list-header="false">
<text:bookmark-start text:name="OrgXref.org7af5fce"/>
<text:bookmark text:name="org7af5fce"/>フォントのインストール方法
<text:bookmark-end text:name="OrgXref.org7af5fce"/></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9ff6159"/>
<text:bookmark text:name="org9ff6159"/>フォントチェック用コード
<text:bookmark-end text:name="OrgXref.org9ff615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3e65a13"/>
<text:bookmark text:name="org3e65a13"/>行間を制御する
<text:bookmark-end text:name="OrgXref.org3e65a13"/></text:h>
      <text:p text:style-name="OrgSrcBlockLastLine">(set-default<text:s/>'line-spacing<text:s/>0.2)</text:p>
      <text:h text:style-name="Heading_20_2" text:outline-level="2" text:is-list-header="false">
<text:bookmark-start text:name="OrgXref.org19d25ab"/>
<text:bookmark text:name="org19d25ab"/>パッチをカラフルに表示する
<text:bookmark-end text:name="OrgXref.org19d25a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003d48d"/>
<text:bookmark text:name="org003d48d"/>背景を黒系色にする
<text:bookmark-end text:name="OrgXref.org003d48d"/></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cc7968c"/>
<text:bookmark text:name="orgcc7968c"/>時間帯を指定して起動時にテーマを切り替える
<text:bookmark-end text:name="OrgXref.orgcc7968c"/></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f0693f9"/>
<text:bookmark text:name="orgf0693f9"/>[rainbow-mode.el] 配色のリアルタイム確認
<text:bookmark-end text:name="OrgXref.orgf0693f9"/></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9489f38"/>
<text:bookmark text:name="org9489f38"/>色一覧
<text:bookmark-end text:name="OrgXref.org9489f38"/></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c14e20e"/>
<text:bookmark text:name="orgc14e20e"/>[volatile-highlights] コピペした領域を強調
<text:bookmark-end text:name="OrgXref.orgc14e20e"/></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b07c349"/>
<text:bookmark text:name="orgb07c349"/>[edit-color-stamp] Qt経由でカラーピッカーを使う
<text:bookmark-end text:name="OrgXref.orgb07c349"/></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b1c9cb0"/>
<text:bookmark text:name="orgb1c9cb0"/>ユーティリティ関数
<text:bookmark-end text:name="OrgXref.orgb1c9cb0"/></text:h>
      <text:h text:style-name="Heading_20_2" text:outline-level="2" text:is-list-header="false">
<text:bookmark-start text:name="OrgXref.orgb2c0eaa"/>
<text:bookmark text:name="orgb2c0eaa"/>[pomodoro.el] ポモドーロの実践
<text:bookmark-end text:name="OrgXref.orgb2c0ea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3f9a662"/>
<text:bookmark text:name="org3f9a662"/>[pomodoro.el] 続・ポモドーロの実践
<text:bookmark-end text:name="OrgXref.org3f9a662"/></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6b8a8c6"/>
<text:bookmark text:name="org6b8a8c6"/>[google-this.el] 単語をグーグル検索
<text:bookmark-end text:name="OrgXref.org6b8a8c6"/></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90a2ca4"/>
<text:bookmark text:name="org90a2ca4"/>[lingr.el] チャットルームに参加
<text:bookmark-end text:name="OrgXref.org90a2ca4"/></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8cde357"/>
<text:bookmark text:name="org8cde357"/>[osx-lib.el] OSX用ユーティリティ<text:tab/><text:span text:style-name="OrgTags">[<text:span text:style-name="OrgTag">Mac</text:span>]</text:span>
<text:bookmark-end text:name="OrgXref.org8cde357"/></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21bd6d8"/>
<text:bookmark text:name="org21bd6d8"/><text:span text:style-name="OrgTodo">TODO</text:span> [password-store.el] パスワード管理
<text:bookmark-end text:name="OrgXref.org21bd6d8"/></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e8e937a"/>
<text:bookmark text:name="orge8e937a"/>[multi-term.el] ターミナル
<text:bookmark-end text:name="OrgXref.orge8e937a"/></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dcb7369"/>
<text:bookmark text:name="orgdcb7369"/>iterm2 を Emacs から呼び出したい<text:tab/><text:span text:style-name="OrgTags">[<text:span text:style-name="OrgTag">Mac</text:span>]</text:span>
<text:bookmark-end text:name="OrgXref.orgdcb7369"/></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b59f746"/>
<text:bookmark text:name="orgb59f746"/>カレントバッファのあるディレクトリをターミナルで表示
<text:bookmark-end text:name="OrgXref.orgb59f746"/></text:h>
      <text:p text:style-name="OrgSrcBlockLastLine">(global-set-key<text:s/>(kbd<text:s/><text:span text:style-name="OrgSrcFontLockStringFace">"C-c<text:s/>f<text:s/>t"</text:span>)<text:s/>'open-current-directory)</text:p>
      <text:h text:style-name="Heading_20_2" text:outline-level="2" text:is-list-header="false">
<text:bookmark-start text:name="OrgXref.org363626f"/>
<text:bookmark text:name="org363626f"/>[postpone] Emacs起動してから使い始めるタイミングで実行する
<text:bookmark-end text:name="OrgXref.org363626f"/></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と複数の設定が読み込まれましたが，今回の設定では，Emacs起動後に最初のアクション時に読み込まれます．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OrgSrcBlock">(autoload<text:s/>'postpone-kicker<text:s/><text:span text:style-name="OrgSrcFontLockStringFace">"postpone"</text:span><text:s/>nil<text:s/>t)</text:p>
      <text:p text:style-name="OrgSrcBlock">(<text:span text:style-name="OrgSrcFontLockKeywordFace">if</text:span><text:s/>(fboundp<text:s/>'postpone-kicker)</text:p>
      <text:p text:style-name="OrgSrcBlock"><text:s/><text:s/><text:s/><text:s/>(add-hook<text:s/>'pre-command-hook<text:s/>#'postpone-kicker)</text:p>
      <text:p text:style-name="OrgSrcBlockLastLine"><text:s/><text:s/>(message<text:s/><text:span text:style-name="OrgSrcFontLockStringFace">"postpone.el<text:s/>is<text:s/>NOT<text:s/>installed."</text:span>))</text:p>
      <text:p text:style-name="OrgSrcBlock">(<text:span text:style-name="OrgSrcFontLockKeywordFace">defun</text:span><text:s/><text:span text:style-name="OrgSrcFontLockFunctionNameFace">my:onetime-kicker</text:span><text:s/>()</text:p>
      <text:p text:style-name="OrgSrcBlock"><text:s/><text:s/><text:span text:style-name="OrgSrcFontLockDocFace">"Load<text:s/>and<text:s/>execute<text:s/>functions<text:s/>just<text:s/>one<text:s/>time."</text:span></text:p>
      <text:p text:style-name="OrgSrcBlock"><text:s/><text:s/>(<text:span text:style-name="OrgSrcFontLockKeywordFace">when</text:span><text:s/>(<text:span text:style-name="OrgSrcFontLockKeywordFace">require</text:span><text:s/>'<text:span text:style-name="OrgSrcFontLockConstantFace">postpone</text:span><text:s/>nil<text:s/>t)</text:p>
      <text:p text:style-name="OrgSrcBlock"><text:s/><text:s/><text:s/><text:s/>(postpone-mode<text:s/>1))</text:p>
      <text:p text:style-name="OrgSrcBlock"><text:s/><text:s/>(remove-hook<text:s/>'pre-command-hook<text:s/>#'my:onetime-kicker))</text:p>
      <text:p text:style-name="OrgSrcBlockLastLine">(add-hook<text:s/>'pre-command-hook<text:s/>#'my:onetime-kicker)</text:p>
      <text:h text:style-name="Heading_20_2" text:outline-level="2" text:is-list-header="false">
<text:bookmark-start text:name="OrgXref.org274ce20"/>
<text:bookmark text:name="org274ce20"/><text:span text:style-name="OrgTodo">TODO</text:span> [network-watch.el] ネットワークインターフェイスの状態を監視
<text:bookmark-end text:name="OrgXref.org274ce20"/></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dfacf59"/>
<text:bookmark text:name="orgdfacf59"/>[utility.el] 自作してテスト中の便利関数群
<text:bookmark-end text:name="OrgXref.orgdfacf59"/></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s/>mac:delete-files-in-trash-bin</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89d1904"/>
<text:bookmark text:name="org89d1904"/>おわりに
<text:bookmark-end text:name="OrgXref.org89d1904"/></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9200"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2-20T12:10:16</dc:date>
    <meta:creation-date>2018-02-20T12:10:16</meta:creation-date>
    <meta:generator>Emacs 26.0.91 (Org mode 9.1.4)</meta:generator>
    <meta:keyword/>
    <dc:subject/>
    <dc:title>Configurations for GNU Emacs</dc:title>
  </office:meta>
</office:document-meta>
</file>